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D7D926784AFE41FFC2.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7361a6" officeooo:paragraph-rsid="007361a6"/>
    </style:style>
    <style:style style:name="P13" style:family="paragraph" style:parent-style-name="Text_20_body">
      <style:text-properties officeooo:rsid="008177ea" officeooo:paragraph-rsid="008177ea"/>
    </style:style>
    <style:style style:name="P14" style:family="paragraph" style:parent-style-name="Text_20_body">
      <style:text-properties officeooo:rsid="008c7f9b" officeooo:paragraph-rsid="008c7f9b"/>
    </style:style>
    <style:style style:name="P15" style:family="paragraph" style:parent-style-name="Text_20_body">
      <style:text-properties officeooo:rsid="00a07c9b" officeooo:paragraph-rsid="00a07c9b"/>
    </style:style>
    <style:style style:name="P16" style:family="paragraph" style:parent-style-name="Text_20_body">
      <style:text-properties officeooo:rsid="00a84f77" officeooo:paragraph-rsid="00a84f77"/>
    </style:style>
    <style:style style:name="P17" style:family="paragraph" style:parent-style-name="Text_20_body">
      <style:text-properties officeooo:rsid="00a84f77" officeooo:paragraph-rsid="00bc526b"/>
    </style:style>
    <style:style style:name="P18" style:family="paragraph" style:parent-style-name="Text_20_body">
      <style:paragraph-properties fo:line-height="115%"/>
      <style:text-properties officeooo:rsid="00df9f03" officeooo:paragraph-rsid="00df9f03"/>
    </style:style>
    <style:style style:name="P19" style:family="paragraph" style:parent-style-name="Text_20_body">
      <style:text-properties officeooo:rsid="00f04b3f" officeooo:paragraph-rsid="00f04b3f"/>
    </style:style>
    <style:style style:name="P20" style:family="paragraph" style:parent-style-name="Text_20_body">
      <style:text-properties officeooo:rsid="00f085ba" officeooo:paragraph-rsid="00f085ba"/>
    </style:style>
    <style:style style:name="P21" style:family="paragraph" style:parent-style-name="Text_20_body">
      <style:text-properties officeooo:rsid="00fc9078" officeooo:paragraph-rsid="00fc9078"/>
    </style:style>
    <style:style style:name="P22" style:family="paragraph" style:parent-style-name="Text_20_body">
      <style:paragraph-properties fo:line-height="115%"/>
      <style:text-properties officeooo:rsid="00da15e8" officeooo:paragraph-rsid="00da15e8"/>
    </style:style>
    <style:style style:name="P23" style:family="paragraph" style:parent-style-name="Text_20_body">
      <style:paragraph-properties fo:line-height="115%"/>
      <style:text-properties officeooo:rsid="00cbfb8c" officeooo:paragraph-rsid="00cbfb8c"/>
    </style:style>
    <style:style style:name="P24" style:family="paragraph" style:parent-style-name="Text_20_body">
      <style:text-properties officeooo:rsid="0114558f" officeooo:paragraph-rsid="0114558f"/>
    </style:style>
    <style:style style:name="P25" style:family="paragraph" style:parent-style-name="Text_20_body">
      <style:text-properties officeooo:rsid="01163b74" officeooo:paragraph-rsid="01163b74"/>
    </style:style>
    <style:style style:name="P26" style:family="paragraph" style:parent-style-name="Text_20_body">
      <style:paragraph-properties fo:line-height="115%"/>
      <style:text-properties officeooo:rsid="01214560" officeooo:paragraph-rsid="01229af4"/>
    </style:style>
    <style:style style:name="P27" style:family="paragraph" style:parent-style-name="Text_20_body">
      <style:paragraph-properties fo:line-height="115%"/>
      <style:text-properties officeooo:rsid="01229af4" officeooo:paragraph-rsid="01229af4"/>
    </style:style>
    <style:style style:name="P28" style:family="paragraph" style:parent-style-name="Text_20_body">
      <style:paragraph-properties fo:line-height="115%"/>
      <style:text-properties officeooo:rsid="01235c19" officeooo:paragraph-rsid="01235c19"/>
    </style:style>
    <style:style style:name="P29" style:family="paragraph" style:parent-style-name="Text_20_body">
      <style:paragraph-properties fo:line-height="115%"/>
      <style:text-properties officeooo:rsid="01252b43" officeooo:paragraph-rsid="01252b43"/>
    </style:style>
    <style:style style:name="P30" style:family="paragraph" style:parent-style-name="Text_20_body">
      <style:text-properties officeooo:rsid="0129684a" officeooo:paragraph-rsid="0129684a"/>
    </style:style>
    <style:style style:name="P31" style:family="paragraph" style:parent-style-name="Text_20_body">
      <style:text-properties officeooo:rsid="012e4e73" officeooo:paragraph-rsid="012e4e73"/>
    </style:style>
    <style:style style:name="P32" style:family="paragraph" style:parent-style-name="Text_20_body">
      <style:text-properties officeooo:rsid="01360099" officeooo:paragraph-rsid="013745fb"/>
    </style:style>
    <style:style style:name="P33" style:family="paragraph" style:parent-style-name="Text_20_body">
      <style:text-properties officeooo:rsid="013a927f" officeooo:paragraph-rsid="013a927f"/>
    </style:style>
    <style:style style:name="P34" style:family="paragraph" style:parent-style-name="Text_20_body">
      <style:text-properties officeooo:rsid="013ed10f" officeooo:paragraph-rsid="013ed10f"/>
    </style:style>
    <style:style style:name="P35" style:family="paragraph" style:parent-style-name="Text_20_body">
      <style:text-properties officeooo:rsid="005bc281" officeooo:paragraph-rsid="005bc281"/>
    </style:style>
    <style:style style:name="P36" style:family="paragraph" style:parent-style-name="Text_20_body">
      <style:text-properties officeooo:rsid="0063a124" officeooo:paragraph-rsid="0063a124"/>
    </style:style>
    <style:style style:name="P37" style:family="paragraph" style:parent-style-name="Text_20_body">
      <style:paragraph-properties fo:line-height="115%"/>
      <style:text-properties style:text-position="0% 100%" officeooo:rsid="01235c19" officeooo:paragraph-rsid="01229af4"/>
    </style:style>
    <style:style style:name="P38" style:family="paragraph" style:parent-style-name="Text_20_body">
      <style:paragraph-properties fo:line-height="115%"/>
      <style:text-properties style:text-position="0% 100%" officeooo:rsid="01252b43" officeooo:paragraph-rsid="01252b43"/>
    </style:style>
    <style:style style:name="P39" style:family="paragraph" style:parent-style-name="Text_20_body">
      <style:text-properties officeooo:rsid="0136026f" officeooo:paragraph-rsid="013745fb"/>
    </style:style>
    <style:style style:name="P40" style:family="paragraph" style:parent-style-name="Text_20_body">
      <style:text-properties officeooo:rsid="006182ef" officeooo:paragraph-rsid="006182ef"/>
    </style:style>
    <style:style style:name="P41" style:family="paragraph" style:parent-style-name="Text_20_body" style:list-style-name="L1">
      <style:paragraph-properties fo:line-height="100%"/>
      <style:text-properties officeooo:rsid="005bc281" officeooo:paragraph-rsid="005bc281"/>
    </style:style>
    <style:style style:name="P42" style:family="paragraph" style:parent-style-name="Text_20_body" style:list-style-name="L21">
      <style:paragraph-properties fo:line-height="100%"/>
      <style:text-properties officeooo:rsid="005bc281" officeooo:paragraph-rsid="015df4e8"/>
    </style:style>
    <style:style style:name="P43" style:family="paragraph" style:parent-style-name="Text_20_body">
      <style:text-properties officeooo:rsid="005bc281" officeooo:paragraph-rsid="015df4e8"/>
    </style:style>
    <style:style style:name="P44" style:family="paragraph" style:parent-style-name="Text_20_body" style:list-style-name="L1">
      <style:paragraph-properties fo:line-height="100%"/>
      <style:text-properties officeooo:rsid="005e09fc" officeooo:paragraph-rsid="005e09fc"/>
    </style:style>
    <style:style style:name="P45" style:family="paragraph" style:parent-style-name="Text_20_body" style:list-style-name="L21">
      <style:paragraph-properties fo:line-height="100%"/>
      <style:text-properties officeooo:rsid="005e09fc" officeooo:paragraph-rsid="015df4e8"/>
    </style:style>
    <style:style style:name="P46" style:family="paragraph" style:parent-style-name="Text_20_body" style:list-style-name="L2">
      <style:paragraph-properties fo:line-height="100%"/>
      <style:text-properties officeooo:rsid="0063a124" officeooo:paragraph-rsid="0063a124"/>
    </style:style>
    <style:style style:name="P47" style:family="paragraph" style:parent-style-name="Text_20_body" style:list-style-name="L41">
      <style:paragraph-properties fo:line-height="100%"/>
      <style:text-properties officeooo:rsid="0063a124" officeooo:paragraph-rsid="015df4e8"/>
    </style:style>
    <style:style style:name="P48" style:family="paragraph" style:parent-style-name="Text_20_body">
      <style:text-properties officeooo:rsid="0063a124" officeooo:paragraph-rsid="015df4e8"/>
    </style:style>
    <style:style style:name="P49" style:family="paragraph" style:parent-style-name="Text_20_body" style:list-style-name="L3">
      <style:paragraph-properties fo:line-height="100%"/>
      <style:text-properties officeooo:rsid="008e788e" officeooo:paragraph-rsid="008e788e"/>
    </style:style>
    <style:style style:name="P50" style:family="paragraph" style:parent-style-name="Text_20_body" style:list-style-name="L42">
      <style:paragraph-properties fo:line-height="100%"/>
      <style:text-properties officeooo:rsid="008e788e" officeooo:paragraph-rsid="015df4e8"/>
    </style:style>
    <style:style style:name="P51" style:family="paragraph" style:parent-style-name="Text_20_body" style:list-style-name="L3">
      <style:paragraph-properties fo:line-height="100%"/>
      <style:text-properties officeooo:rsid="0091cfa6" officeooo:paragraph-rsid="0091cfa6"/>
    </style:style>
    <style:style style:name="P52" style:family="paragraph" style:parent-style-name="Text_20_body" style:list-style-name="L42">
      <style:paragraph-properties fo:line-height="100%"/>
      <style:text-properties officeooo:rsid="0091cfa6" officeooo:paragraph-rsid="015df4e8"/>
    </style:style>
    <style:style style:name="P53" style:family="paragraph" style:parent-style-name="Text_20_body" style:list-style-name="L3">
      <style:paragraph-properties fo:line-height="100%"/>
      <style:text-properties officeooo:rsid="0092b8dd" officeooo:paragraph-rsid="0092b8dd"/>
    </style:style>
    <style:style style:name="P54" style:family="paragraph" style:parent-style-name="Text_20_body" style:list-style-name="L42">
      <style:paragraph-properties fo:line-height="100%"/>
      <style:text-properties officeooo:rsid="0092b8dd" officeooo:paragraph-rsid="015df4e8"/>
    </style:style>
    <style:style style:name="P55" style:family="paragraph" style:parent-style-name="Text_20_body" style:list-style-name="L3">
      <style:paragraph-properties fo:line-height="100%"/>
      <style:text-properties officeooo:rsid="00a4f906" officeooo:paragraph-rsid="00a4f906"/>
    </style:style>
    <style:style style:name="P56" style:family="paragraph" style:parent-style-name="Text_20_body" style:list-style-name="L42">
      <style:paragraph-properties fo:line-height="100%"/>
      <style:text-properties officeooo:rsid="00a4f906" officeooo:paragraph-rsid="015df4e8"/>
    </style:style>
    <style:style style:name="P57" style:family="paragraph" style:parent-style-name="Text_20_body" style:list-style-name="L3">
      <style:paragraph-properties fo:line-height="100%"/>
      <style:text-properties officeooo:rsid="00e57379" officeooo:paragraph-rsid="00e57379"/>
    </style:style>
    <style:style style:name="P58" style:family="paragraph" style:parent-style-name="Text_20_body" style:list-style-name="L42">
      <style:paragraph-properties fo:line-height="100%"/>
      <style:text-properties officeooo:rsid="00e57379" officeooo:paragraph-rsid="015df4e8"/>
    </style:style>
    <style:style style:name="P59" style:family="paragraph" style:parent-style-name="Text_20_body" style:list-style-name="L4">
      <style:paragraph-properties fo:line-height="100%"/>
      <style:text-properties officeooo:rsid="00b2155f" officeooo:paragraph-rsid="00b2155f"/>
    </style:style>
    <style:style style:name="P60" style:family="paragraph" style:parent-style-name="Text_20_body" style:list-style-name="L5">
      <style:paragraph-properties fo:line-height="100%"/>
      <style:text-properties officeooo:rsid="00b2155f" officeooo:paragraph-rsid="00b39c4c"/>
    </style:style>
    <style:style style:name="P61" style:family="paragraph" style:parent-style-name="Text_20_body" style:list-style-name="L6">
      <style:paragraph-properties fo:line-height="100%"/>
      <style:text-properties officeooo:rsid="00b2155f" officeooo:paragraph-rsid="00b3b1e6"/>
    </style:style>
    <style:style style:name="P62" style:family="paragraph" style:parent-style-name="Text_20_body" style:list-style-name="L7">
      <style:paragraph-properties fo:line-height="100%"/>
      <style:text-properties officeooo:rsid="00b2155f" officeooo:paragraph-rsid="00b58301"/>
    </style:style>
    <style:style style:name="P63" style:family="paragraph" style:parent-style-name="Text_20_body" style:list-style-name="L8">
      <style:paragraph-properties fo:line-height="100%"/>
      <style:text-properties officeooo:rsid="00b2155f" officeooo:paragraph-rsid="00b73e80"/>
    </style:style>
    <style:style style:name="P64" style:family="paragraph" style:parent-style-name="Text_20_body" style:list-style-name="L9">
      <style:paragraph-properties fo:line-height="100%"/>
      <style:text-properties officeooo:rsid="00b2155f" officeooo:paragraph-rsid="00b73e80"/>
    </style:style>
    <style:style style:name="P65" style:family="paragraph" style:parent-style-name="Text_20_body" style:list-style-name="L10">
      <style:paragraph-properties fo:line-height="100%"/>
      <style:text-properties officeooo:rsid="00b2155f" officeooo:paragraph-rsid="00b8460c"/>
    </style:style>
    <style:style style:name="P66" style:family="paragraph" style:parent-style-name="Text_20_body" style:list-style-name="L43">
      <style:paragraph-properties fo:line-height="100%"/>
      <style:text-properties officeooo:rsid="00b2155f" officeooo:paragraph-rsid="015df4e8"/>
    </style:style>
    <style:style style:name="P67" style:family="paragraph" style:parent-style-name="Text_20_body" style:list-style-name="L44">
      <style:paragraph-properties fo:line-height="100%"/>
      <style:text-properties officeooo:rsid="00b2155f" officeooo:paragraph-rsid="015df4e8"/>
    </style:style>
    <style:style style:name="P68" style:family="paragraph" style:parent-style-name="Text_20_body" style:list-style-name="L45">
      <style:paragraph-properties fo:line-height="100%"/>
      <style:text-properties officeooo:rsid="00b2155f" officeooo:paragraph-rsid="015df4e8"/>
    </style:style>
    <style:style style:name="P69" style:family="paragraph" style:parent-style-name="Text_20_body" style:list-style-name="L46">
      <style:paragraph-properties fo:line-height="100%"/>
      <style:text-properties officeooo:rsid="00b2155f" officeooo:paragraph-rsid="015df4e8"/>
    </style:style>
    <style:style style:name="P70" style:family="paragraph" style:parent-style-name="Text_20_body" style:list-style-name="L47">
      <style:paragraph-properties fo:line-height="100%"/>
      <style:text-properties officeooo:rsid="00b2155f" officeooo:paragraph-rsid="015df4e8"/>
    </style:style>
    <style:style style:name="P71" style:family="paragraph" style:parent-style-name="Text_20_body" style:list-style-name="L48">
      <style:paragraph-properties fo:line-height="100%"/>
      <style:text-properties officeooo:rsid="00b2155f" officeooo:paragraph-rsid="015df4e8"/>
    </style:style>
    <style:style style:name="P72" style:family="paragraph" style:parent-style-name="Text_20_body" style:list-style-name="L49">
      <style:paragraph-properties fo:line-height="100%"/>
      <style:text-properties officeooo:rsid="00b2155f" officeooo:paragraph-rsid="015df4e8"/>
    </style:style>
    <style:style style:name="P73" style:family="paragraph" style:parent-style-name="Text_20_body" style:list-style-name="L6">
      <style:paragraph-properties fo:line-height="100%"/>
      <style:text-properties officeooo:rsid="00b3b1e6" officeooo:paragraph-rsid="00b3b1e6"/>
    </style:style>
    <style:style style:name="P74" style:family="paragraph" style:parent-style-name="Text_20_body" style:list-style-name="L7">
      <style:paragraph-properties fo:line-height="100%"/>
      <style:text-properties officeooo:rsid="00b3b1e6" officeooo:paragraph-rsid="00b58301"/>
    </style:style>
    <style:style style:name="P75" style:family="paragraph" style:parent-style-name="Text_20_body" style:list-style-name="L8">
      <style:paragraph-properties fo:line-height="100%"/>
      <style:text-properties officeooo:rsid="00b3b1e6" officeooo:paragraph-rsid="00b73e80"/>
    </style:style>
    <style:style style:name="P76" style:family="paragraph" style:parent-style-name="Text_20_body" style:list-style-name="L9">
      <style:paragraph-properties fo:line-height="100%"/>
      <style:text-properties officeooo:rsid="00b3b1e6" officeooo:paragraph-rsid="00b73e80"/>
    </style:style>
    <style:style style:name="P77" style:family="paragraph" style:parent-style-name="Text_20_body" style:list-style-name="L10">
      <style:paragraph-properties fo:line-height="100%"/>
      <style:text-properties officeooo:rsid="00b3b1e6" officeooo:paragraph-rsid="00b8460c"/>
    </style:style>
    <style:style style:name="P78" style:family="paragraph" style:parent-style-name="Text_20_body" style:list-style-name="L45">
      <style:paragraph-properties fo:line-height="100%"/>
      <style:text-properties officeooo:rsid="00b3b1e6" officeooo:paragraph-rsid="015df4e8"/>
    </style:style>
    <style:style style:name="P79" style:family="paragraph" style:parent-style-name="Text_20_body" style:list-style-name="L46">
      <style:paragraph-properties fo:line-height="100%"/>
      <style:text-properties officeooo:rsid="00b3b1e6" officeooo:paragraph-rsid="015df4e8"/>
    </style:style>
    <style:style style:name="P80" style:family="paragraph" style:parent-style-name="Text_20_body" style:list-style-name="L47">
      <style:paragraph-properties fo:line-height="100%"/>
      <style:text-properties officeooo:rsid="00b3b1e6" officeooo:paragraph-rsid="015df4e8"/>
    </style:style>
    <style:style style:name="P81" style:family="paragraph" style:parent-style-name="Text_20_body" style:list-style-name="L48">
      <style:paragraph-properties fo:line-height="100%"/>
      <style:text-properties officeooo:rsid="00b3b1e6" officeooo:paragraph-rsid="015df4e8"/>
    </style:style>
    <style:style style:name="P82" style:family="paragraph" style:parent-style-name="Text_20_body" style:list-style-name="L49">
      <style:paragraph-properties fo:line-height="100%"/>
      <style:text-properties officeooo:rsid="00b3b1e6" officeooo:paragraph-rsid="015df4e8"/>
    </style:style>
    <style:style style:name="P83" style:family="paragraph" style:parent-style-name="Text_20_body" style:list-style-name="L11">
      <style:paragraph-properties fo:line-height="100%"/>
      <style:text-properties officeooo:rsid="00c60104" officeooo:paragraph-rsid="00c60104"/>
    </style:style>
    <style:style style:name="P84" style:family="paragraph" style:parent-style-name="Text_20_body" style:list-style-name="L12">
      <style:paragraph-properties fo:line-height="100%"/>
      <style:text-properties officeooo:rsid="00c60104" officeooo:paragraph-rsid="00c7437b"/>
    </style:style>
    <style:style style:name="P85" style:family="paragraph" style:parent-style-name="Text_20_body" style:list-style-name="L14">
      <style:paragraph-properties fo:line-height="100%"/>
      <style:text-properties officeooo:rsid="00c60104" officeooo:paragraph-rsid="00c99703"/>
    </style:style>
    <style:style style:name="P86" style:family="paragraph" style:parent-style-name="Text_20_body" style:list-style-name="L50">
      <style:paragraph-properties fo:line-height="100%"/>
      <style:text-properties officeooo:rsid="00c60104" officeooo:paragraph-rsid="015df4e8"/>
    </style:style>
    <style:style style:name="P87" style:family="paragraph" style:parent-style-name="Text_20_body" style:list-style-name="L51">
      <style:paragraph-properties fo:line-height="100%"/>
      <style:text-properties officeooo:rsid="00c60104" officeooo:paragraph-rsid="015df4e8"/>
    </style:style>
    <style:style style:name="P88" style:family="paragraph" style:parent-style-name="Text_20_body" style:list-style-name="L53">
      <style:paragraph-properties fo:line-height="100%"/>
      <style:text-properties officeooo:rsid="00c60104" officeooo:paragraph-rsid="015df4e8"/>
    </style:style>
    <style:style style:name="P89" style:family="paragraph" style:parent-style-name="Text_20_body" style:list-style-name="L12">
      <style:paragraph-properties fo:line-height="100%"/>
      <style:text-properties officeooo:rsid="00c7437b" officeooo:paragraph-rsid="00c7437b"/>
    </style:style>
    <style:style style:name="P90" style:family="paragraph" style:parent-style-name="Text_20_body" style:list-style-name="L13">
      <style:paragraph-properties fo:line-height="100%"/>
      <style:text-properties officeooo:rsid="00c7437b" officeooo:paragraph-rsid="00c78cf4"/>
    </style:style>
    <style:style style:name="P91" style:family="paragraph" style:parent-style-name="Text_20_body" style:list-style-name="L14">
      <style:paragraph-properties fo:line-height="100%"/>
      <style:text-properties officeooo:rsid="00c7437b" officeooo:paragraph-rsid="00c99703"/>
    </style:style>
    <style:style style:name="P92" style:family="paragraph" style:parent-style-name="Text_20_body" style:list-style-name="L51">
      <style:paragraph-properties fo:line-height="100%"/>
      <style:text-properties officeooo:rsid="00c7437b" officeooo:paragraph-rsid="015df4e8"/>
    </style:style>
    <style:style style:name="P93" style:family="paragraph" style:parent-style-name="Text_20_body" style:list-style-name="L52">
      <style:paragraph-properties fo:line-height="100%"/>
      <style:text-properties officeooo:rsid="00c7437b" officeooo:paragraph-rsid="015df4e8"/>
    </style:style>
    <style:style style:name="P94" style:family="paragraph" style:parent-style-name="Text_20_body" style:list-style-name="L53">
      <style:paragraph-properties fo:line-height="100%"/>
      <style:text-properties officeooo:rsid="00c7437b" officeooo:paragraph-rsid="015df4e8"/>
    </style:style>
    <style:style style:name="P95" style:family="paragraph" style:parent-style-name="Text_20_body" style:list-style-name="L13">
      <style:paragraph-properties fo:line-height="100%"/>
      <style:text-properties officeooo:rsid="00c78cf4" officeooo:paragraph-rsid="00c78cf4"/>
    </style:style>
    <style:style style:name="P96" style:family="paragraph" style:parent-style-name="Text_20_body" style:list-style-name="L52">
      <style:paragraph-properties fo:line-height="100%"/>
      <style:text-properties officeooo:rsid="00c78cf4" officeooo:paragraph-rsid="015df4e8"/>
    </style:style>
    <style:style style:name="P97" style:family="paragraph" style:parent-style-name="Text_20_body" style:list-style-name="L14">
      <style:paragraph-properties fo:line-height="100%"/>
      <style:text-properties officeooo:rsid="00c99703" officeooo:paragraph-rsid="00c99703"/>
    </style:style>
    <style:style style:name="P98" style:family="paragraph" style:parent-style-name="Text_20_body" style:list-style-name="L53">
      <style:paragraph-properties fo:line-height="100%"/>
      <style:text-properties officeooo:rsid="00c99703" officeooo:paragraph-rsid="015df4e8"/>
    </style:style>
    <style:style style:name="P99" style:family="paragraph" style:parent-style-name="Text_20_body" style:list-style-name="L15">
      <style:paragraph-properties fo:line-height="100%"/>
      <style:text-properties officeooo:rsid="00dc88d9" officeooo:paragraph-rsid="00dc88d9"/>
    </style:style>
    <style:style style:name="P100" style:family="paragraph" style:parent-style-name="Text_20_body" style:list-style-name="L54">
      <style:paragraph-properties fo:line-height="100%"/>
      <style:text-properties officeooo:rsid="00dc88d9" officeooo:paragraph-rsid="015df4e8"/>
    </style:style>
    <style:style style:name="P101" style:family="paragraph" style:parent-style-name="Text_20_body" style:list-style-name="L15">
      <style:paragraph-properties fo:line-height="100%"/>
      <style:text-properties officeooo:rsid="00ddf2b3" officeooo:paragraph-rsid="00ddf2b3"/>
    </style:style>
    <style:style style:name="P102" style:family="paragraph" style:parent-style-name="Text_20_body" style:list-style-name="L54">
      <style:paragraph-properties fo:line-height="100%"/>
      <style:text-properties officeooo:rsid="00ddf2b3" officeooo:paragraph-rsid="015df4e8"/>
    </style:style>
    <style:style style:name="P103" style:family="paragraph" style:parent-style-name="Text_20_body" style:list-style-name="L16">
      <style:text-properties officeooo:rsid="00e25bb7" officeooo:paragraph-rsid="00e25bb7"/>
    </style:style>
    <style:style style:name="P104" style:family="paragraph" style:parent-style-name="Text_20_body" style:list-style-name="L55">
      <style:text-properties officeooo:rsid="00e25bb7" officeooo:paragraph-rsid="015df4e8"/>
    </style:style>
    <style:style style:name="P105" style:family="paragraph" style:parent-style-name="Text_20_body" style:list-style-name="L16">
      <style:text-properties officeooo:rsid="00e27adc" officeooo:paragraph-rsid="00e27adc"/>
    </style:style>
    <style:style style:name="P106" style:family="paragraph" style:parent-style-name="Text_20_body" style:list-style-name="L55">
      <style:text-properties officeooo:rsid="00e27adc" officeooo:paragraph-rsid="015df4e8"/>
    </style:style>
    <style:style style:name="P107" style:family="paragraph" style:parent-style-name="Text_20_body" style:list-style-name="L16">
      <style:text-properties officeooo:rsid="00e2d1d6" officeooo:paragraph-rsid="00e2d1d6"/>
    </style:style>
    <style:style style:name="P108" style:family="paragraph" style:parent-style-name="Text_20_body" style:list-style-name="L55">
      <style:text-properties officeooo:rsid="00e2d1d6" officeooo:paragraph-rsid="015df4e8"/>
    </style:style>
    <style:style style:name="P109" style:family="paragraph" style:parent-style-name="Text_20_body" style:list-style-name="L17">
      <style:text-properties officeooo:rsid="00e478a2" officeooo:paragraph-rsid="00e478a2"/>
    </style:style>
    <style:style style:name="P110" style:family="paragraph" style:parent-style-name="Text_20_body" style:list-style-name="L56">
      <style:text-properties officeooo:rsid="00e478a2" officeooo:paragraph-rsid="015df4e8"/>
    </style:style>
    <style:style style:name="P111" style:family="paragraph" style:parent-style-name="Text_20_body" style:list-style-name="L17">
      <style:text-properties officeooo:rsid="00e944b4" officeooo:paragraph-rsid="00e944b4"/>
    </style:style>
    <style:style style:name="P112" style:family="paragraph" style:parent-style-name="Text_20_body" style:list-style-name="L56">
      <style:text-properties officeooo:rsid="00e944b4" officeooo:paragraph-rsid="015df4e8"/>
    </style:style>
    <style:style style:name="P113" style:family="paragraph" style:parent-style-name="Text_20_body" style:list-style-name="L17">
      <style:text-properties officeooo:rsid="00eafca4" officeooo:paragraph-rsid="00eafca4"/>
    </style:style>
    <style:style style:name="P114" style:family="paragraph" style:parent-style-name="Text_20_body" style:list-style-name="L56">
      <style:text-properties officeooo:rsid="00eafca4" officeooo:paragraph-rsid="015df4e8"/>
    </style:style>
    <style:style style:name="P115" style:family="paragraph" style:parent-style-name="Text_20_body" style:list-style-name="L17">
      <style:text-properties officeooo:rsid="00eb2bcd" officeooo:paragraph-rsid="00eb2bcd"/>
    </style:style>
    <style:style style:name="P116" style:family="paragraph" style:parent-style-name="Text_20_body" style:list-style-name="L56">
      <style:text-properties officeooo:rsid="00eb2bcd" officeooo:paragraph-rsid="015df4e8"/>
    </style:style>
    <style:style style:name="P117" style:family="paragraph" style:parent-style-name="Text_20_body" style:list-style-name="L17">
      <style:text-properties officeooo:rsid="00ec54b1" officeooo:paragraph-rsid="00ec54b1"/>
    </style:style>
    <style:style style:name="P118" style:family="paragraph" style:parent-style-name="Text_20_body" style:list-style-name="L56">
      <style:text-properties officeooo:rsid="00ec54b1" officeooo:paragraph-rsid="015df4e8"/>
    </style:style>
    <style:style style:name="P119" style:family="paragraph" style:parent-style-name="Text_20_body" style:list-style-name="L17">
      <style:text-properties officeooo:rsid="00f6b268" officeooo:paragraph-rsid="00f6b268"/>
    </style:style>
    <style:style style:name="P120" style:family="paragraph" style:parent-style-name="Text_20_body" style:list-style-name="L56">
      <style:text-properties officeooo:rsid="00f6b268" officeooo:paragraph-rsid="015df4e8"/>
    </style:style>
    <style:style style:name="P121" style:family="paragraph" style:parent-style-name="Text_20_body" style:list-style-name="L18">
      <style:text-properties officeooo:rsid="00fdb9ab" officeooo:paragraph-rsid="00fdb9ab"/>
    </style:style>
    <style:style style:name="P122" style:family="paragraph" style:parent-style-name="Text_20_body" style:list-style-name="L57">
      <style:text-properties officeooo:rsid="00fdb9ab" officeooo:paragraph-rsid="015df4e8"/>
    </style:style>
    <style:style style:name="P123" style:family="paragraph" style:parent-style-name="Text_20_body" style:list-style-name="L18">
      <style:text-properties officeooo:rsid="00fe5511" officeooo:paragraph-rsid="00fe5511"/>
    </style:style>
    <style:style style:name="P124" style:family="paragraph" style:parent-style-name="Text_20_body" style:list-style-name="L57">
      <style:text-properties officeooo:rsid="00fe5511" officeooo:paragraph-rsid="015df4e8"/>
    </style:style>
    <style:style style:name="P125" style:family="paragraph" style:parent-style-name="Text_20_body" style:list-style-name="L18">
      <style:text-properties officeooo:rsid="0100277d" officeooo:paragraph-rsid="0100277d"/>
    </style:style>
    <style:style style:name="P126" style:family="paragraph" style:parent-style-name="Text_20_body" style:list-style-name="L57">
      <style:text-properties officeooo:rsid="0100277d" officeooo:paragraph-rsid="015df4e8"/>
    </style:style>
    <style:style style:name="P127" style:family="paragraph" style:parent-style-name="Text_20_body" style:list-style-name="L19">
      <style:paragraph-properties fo:line-height="115%"/>
      <style:text-properties officeooo:rsid="01229af4" officeooo:paragraph-rsid="01229af4"/>
    </style:style>
    <style:style style:name="P128" style:family="paragraph" style:parent-style-name="Text_20_body" style:list-style-name="L20">
      <style:paragraph-properties fo:line-height="115%"/>
      <style:text-properties officeooo:rsid="01229af4" officeooo:paragraph-rsid="01235c19"/>
    </style:style>
    <style:style style:name="P129" style:family="paragraph" style:parent-style-name="Text_20_body" style:list-style-name="L58">
      <style:paragraph-properties fo:line-height="115%"/>
      <style:text-properties officeooo:rsid="01229af4" officeooo:paragraph-rsid="015df4e8"/>
    </style:style>
    <style:style style:name="P130" style:family="paragraph" style:parent-style-name="Text_20_body" style:list-style-name="L59">
      <style:paragraph-properties fo:line-height="115%"/>
      <style:text-properties officeooo:rsid="01229af4" officeooo:paragraph-rsid="015df4e8"/>
    </style:style>
    <style:style style:name="P131" style:family="paragraph" style:parent-style-name="Text_20_body">
      <style:paragraph-properties fo:line-height="115%"/>
      <style:text-properties officeooo:rsid="01229af4" officeooo:paragraph-rsid="015df4e8"/>
    </style:style>
    <style:style style:name="P132" style:family="paragraph" style:parent-style-name="Text_20_body" style:list-style-name="L20">
      <style:paragraph-properties fo:line-height="115%"/>
      <style:text-properties officeooo:paragraph-rsid="01235c19"/>
    </style:style>
    <style:style style:name="P133" style:family="paragraph" style:parent-style-name="Text_20_body" style:list-style-name="L59">
      <style:paragraph-properties fo:line-height="115%"/>
      <style:text-properties officeooo:paragraph-rsid="015df4e8"/>
    </style:style>
    <style:style style:name="P134" style:family="paragraph" style:parent-style-name="Text_20_body">
      <style:text-properties style:text-position="0% 100%" officeooo:rsid="013ed10f" officeooo:paragraph-rsid="015a0c6f"/>
    </style:style>
    <style:style style:name="P135" style:family="paragraph" style:parent-style-name="Text_20_body">
      <style:text-properties style:text-position="0% 100%" officeooo:rsid="013ed10f" officeooo:paragraph-rsid="015df4e8"/>
    </style:style>
    <style:style style:name="P136" style:family="paragraph" style:parent-style-name="Text_20_body">
      <style:paragraph-properties fo:line-height="115%"/>
      <style:text-properties style:text-position="0% 100%" officeooo:rsid="01235c19" officeooo:paragraph-rsid="015df4e8"/>
    </style:style>
    <style:style style:name="P137" style:family="paragraph" style:parent-style-name="Text_20_body">
      <style:paragraph-properties fo:line-height="115%"/>
      <style:text-properties style:text-position="0% 100%" officeooo:rsid="01252b43" officeooo:paragraph-rsid="015df4e8"/>
    </style:style>
    <style:style style:name="P138" style:family="paragraph" style:parent-style-name="Text_20_body">
      <style:text-properties officeooo:rsid="01408a56" officeooo:paragraph-rsid="01408a56"/>
    </style:style>
    <style:style style:name="P139" style:family="paragraph" style:parent-style-name="Text_20_body">
      <style:text-properties officeooo:rsid="01408a56" officeooo:paragraph-rsid="015df4e8"/>
    </style:style>
    <style:style style:name="P140" style:family="paragraph" style:parent-style-name="Text_20_body">
      <style:text-properties officeooo:rsid="0048cb94" officeooo:paragraph-rsid="015df4e8"/>
    </style:style>
    <style:style style:name="P141" style:family="paragraph" style:parent-style-name="Text_20_body">
      <style:text-properties officeooo:rsid="00437112" officeooo:paragraph-rsid="015df4e8"/>
    </style:style>
    <style:style style:name="P142" style:family="paragraph" style:parent-style-name="Text_20_body">
      <style:text-properties officeooo:rsid="00253f2c" officeooo:paragraph-rsid="015df4e8"/>
    </style:style>
    <style:style style:name="P143" style:family="paragraph" style:parent-style-name="Text_20_body">
      <style:text-properties officeooo:rsid="00264983" officeooo:paragraph-rsid="015df4e8"/>
    </style:style>
    <style:style style:name="P144" style:family="paragraph" style:parent-style-name="Text_20_body">
      <style:text-properties officeooo:rsid="0030f58b" officeooo:paragraph-rsid="015df4e8"/>
    </style:style>
    <style:style style:name="P145" style:family="paragraph" style:parent-style-name="Text_20_body">
      <style:text-properties officeooo:rsid="003d6b6a" officeooo:paragraph-rsid="015df4e8"/>
    </style:style>
    <style:style style:name="P146" style:family="paragraph" style:parent-style-name="Text_20_body">
      <style:text-properties officeooo:rsid="00526d2d" officeooo:paragraph-rsid="015df4e8"/>
    </style:style>
    <style:style style:name="P147" style:family="paragraph" style:parent-style-name="Text_20_body">
      <style:text-properties officeooo:rsid="006182ef" officeooo:paragraph-rsid="015df4e8"/>
    </style:style>
    <style:style style:name="P148" style:family="paragraph" style:parent-style-name="Text_20_body">
      <style:text-properties officeooo:rsid="007361a6" officeooo:paragraph-rsid="015df4e8"/>
    </style:style>
    <style:style style:name="P149" style:family="paragraph" style:parent-style-name="Text_20_body">
      <style:text-properties officeooo:rsid="008177ea" officeooo:paragraph-rsid="015df4e8"/>
    </style:style>
    <style:style style:name="P150" style:family="paragraph" style:parent-style-name="Text_20_body">
      <style:text-properties officeooo:rsid="008c7f9b" officeooo:paragraph-rsid="015df4e8"/>
    </style:style>
    <style:style style:name="P151" style:family="paragraph" style:parent-style-name="Text_20_body">
      <style:text-properties officeooo:rsid="00a07c9b" officeooo:paragraph-rsid="015df4e8"/>
    </style:style>
    <style:style style:name="P152" style:family="paragraph" style:parent-style-name="Text_20_body">
      <style:text-properties officeooo:rsid="00a84f77" officeooo:paragraph-rsid="015df4e8"/>
    </style:style>
    <style:style style:name="P153" style:family="paragraph" style:parent-style-name="Text_20_body">
      <style:paragraph-properties fo:line-height="115%"/>
      <style:text-properties officeooo:rsid="00cbfb8c" officeooo:paragraph-rsid="015df4e8"/>
    </style:style>
    <style:style style:name="P154" style:family="paragraph" style:parent-style-name="Text_20_body">
      <style:text-properties officeooo:rsid="0114558f" officeooo:paragraph-rsid="015df4e8"/>
    </style:style>
    <style:style style:name="P155" style:family="paragraph" style:parent-style-name="Text_20_body">
      <style:text-properties officeooo:rsid="01163b74" officeooo:paragraph-rsid="015df4e8"/>
    </style:style>
    <style:style style:name="P156" style:family="paragraph" style:parent-style-name="Text_20_body">
      <style:paragraph-properties fo:line-height="115%"/>
      <style:text-properties officeooo:rsid="00da15e8" officeooo:paragraph-rsid="015df4e8"/>
    </style:style>
    <style:style style:name="P157" style:family="paragraph" style:parent-style-name="Text_20_body">
      <style:paragraph-properties fo:line-height="115%"/>
      <style:text-properties officeooo:rsid="00df9f03" officeooo:paragraph-rsid="015df4e8"/>
    </style:style>
    <style:style style:name="P158" style:family="paragraph" style:parent-style-name="Text_20_body">
      <style:text-properties officeooo:rsid="00f04b3f" officeooo:paragraph-rsid="015df4e8"/>
    </style:style>
    <style:style style:name="P159" style:family="paragraph" style:parent-style-name="Text_20_body">
      <style:text-properties officeooo:rsid="00f085ba" officeooo:paragraph-rsid="015df4e8"/>
    </style:style>
    <style:style style:name="P160" style:family="paragraph" style:parent-style-name="Text_20_body">
      <style:text-properties officeooo:rsid="00fc9078" officeooo:paragraph-rsid="015df4e8"/>
    </style:style>
    <style:style style:name="P161" style:family="paragraph" style:parent-style-name="Text_20_body">
      <style:paragraph-properties fo:line-height="115%"/>
      <style:text-properties officeooo:rsid="01214560" officeooo:paragraph-rsid="015df4e8"/>
    </style:style>
    <style:style style:name="P162" style:family="paragraph" style:parent-style-name="Text_20_body">
      <style:paragraph-properties fo:line-height="115%"/>
      <style:text-properties officeooo:rsid="01235c19" officeooo:paragraph-rsid="015df4e8"/>
    </style:style>
    <style:style style:name="P163" style:family="paragraph" style:parent-style-name="Text_20_body">
      <style:paragraph-properties fo:line-height="115%"/>
      <style:text-properties officeooo:rsid="01252b43" officeooo:paragraph-rsid="015df4e8"/>
    </style:style>
    <style:style style:name="P164" style:family="paragraph" style:parent-style-name="Text_20_body">
      <style:text-properties officeooo:rsid="0129684a" officeooo:paragraph-rsid="015df4e8"/>
    </style:style>
    <style:style style:name="P165" style:family="paragraph" style:parent-style-name="Text_20_body">
      <style:text-properties officeooo:rsid="012e4e73" officeooo:paragraph-rsid="015df4e8"/>
    </style:style>
    <style:style style:name="P166" style:family="paragraph" style:parent-style-name="Text_20_body">
      <style:text-properties officeooo:rsid="01360099" officeooo:paragraph-rsid="015df4e8"/>
    </style:style>
    <style:style style:name="P167" style:family="paragraph" style:parent-style-name="Text_20_body">
      <style:text-properties officeooo:rsid="0136026f" officeooo:paragraph-rsid="015df4e8"/>
    </style:style>
    <style:style style:name="P168" style:family="paragraph" style:parent-style-name="Text_20_body">
      <style:text-properties officeooo:rsid="013a927f" officeooo:paragraph-rsid="015df4e8"/>
    </style:style>
    <style:style style:name="P169" style:family="paragraph" style:parent-style-name="Text_20_body">
      <style:text-properties officeooo:rsid="013ed10f" officeooo:paragraph-rsid="015df4e8"/>
    </style:style>
    <style:style style:name="P170" style:family="paragraph" style:parent-style-name="Title" style:master-page-name="First_20_Page">
      <style:paragraph-properties style:page-number="auto"/>
      <style:text-properties officeooo:rsid="0012212e" officeooo:paragraph-rsid="0012212e"/>
    </style:style>
    <style:style style:name="P171" style:family="paragraph" style:parent-style-name="Heading_20_1">
      <style:text-properties officeooo:rsid="004f7526" officeooo:paragraph-rsid="004f7526"/>
    </style:style>
    <style:style style:name="P172" style:family="paragraph" style:parent-style-name="Heading_20_1">
      <style:text-properties officeooo:rsid="0080c27c" officeooo:paragraph-rsid="0080c27c"/>
    </style:style>
    <style:style style:name="P173" style:family="paragraph" style:parent-style-name="Heading_20_1">
      <style:text-properties officeooo:rsid="008a9842" officeooo:paragraph-rsid="008a9842"/>
    </style:style>
    <style:style style:name="P174" style:family="paragraph" style:parent-style-name="Heading_20_1">
      <style:text-properties officeooo:rsid="01135006" officeooo:paragraph-rsid="01135006"/>
    </style:style>
    <style:style style:name="P175" style:family="paragraph" style:parent-style-name="Heading_20_1">
      <style:text-properties officeooo:rsid="0114558f" officeooo:paragraph-rsid="0114558f"/>
    </style:style>
    <style:style style:name="P176" style:family="paragraph" style:parent-style-name="Heading_20_1">
      <style:paragraph-properties fo:line-height="115%"/>
      <style:text-properties officeooo:rsid="015376cd" officeooo:paragraph-rsid="00da15e8"/>
    </style:style>
    <style:style style:name="P177" style:family="paragraph" style:parent-style-name="Heading_20_1">
      <style:paragraph-properties fo:line-height="115%"/>
    </style:style>
    <style:style style:name="P178" style:family="paragraph" style:parent-style-name="Heading_20_1">
      <style:paragraph-properties fo:line-height="115%"/>
      <style:text-properties officeooo:rsid="0017826b" officeooo:paragraph-rsid="013ee400"/>
    </style:style>
    <style:style style:name="P179" style:family="paragraph" style:parent-style-name="Heading_20_1" style:list-style-name="">
      <style:text-properties officeooo:rsid="015986e1" officeooo:paragraph-rsid="015a0c6f"/>
    </style:style>
    <style:style style:name="P180" style:family="paragraph" style:parent-style-name="Heading_20_1" style:list-style-name="">
      <style:text-properties officeooo:rsid="01408a56" officeooo:paragraph-rsid="013f97f3"/>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rsid="015986e1" officeooo:paragraph-rsid="015a0c6f"/>
    </style:style>
    <style:style style:name="P183" style:family="paragraph" style:parent-style-name="Contents_20_Heading" style:master-page-name="Standard">
      <style:paragraph-properties style:page-number="1" fo:break-before="page"/>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Heading_20_2">
      <style:text-properties officeooo:rsid="009b9c62" officeooo:paragraph-rsid="009b9c62"/>
    </style:style>
    <style:style style:name="P186" style:family="paragraph" style:parent-style-name="Heading_20_2">
      <style:paragraph-properties fo:line-height="115%"/>
      <style:text-properties officeooo:rsid="009cf241" officeooo:paragraph-rsid="009cf241"/>
    </style:style>
    <style:style style:name="P187" style:family="paragraph" style:parent-style-name="Heading_20_2">
      <style:text-properties officeooo:rsid="00e142e3" officeooo:paragraph-rsid="00e142e3"/>
    </style:style>
    <style:style style:name="P188" style:family="paragraph" style:parent-style-name="Heading_20_2">
      <style:text-properties officeooo:rsid="00fb9e28" officeooo:paragraph-rsid="00fb9e28"/>
    </style:style>
    <style:style style:name="P189" style:family="paragraph" style:parent-style-name="Heading_20_2">
      <style:text-properties officeooo:rsid="0127c1dc" officeooo:paragraph-rsid="0127c1dc"/>
    </style:style>
    <style:style style:name="P190" style:family="paragraph" style:parent-style-name="Heading_20_2" style:master-page-name="First_20_Page">
      <style:paragraph-properties style:page-number="auto"/>
    </style:style>
    <style:style style:name="P191" style:family="paragraph" style:parent-style-name="Contents_20_2">
      <style:paragraph-properties>
        <style:tab-stops>
          <style:tab-stop style:position="6.7283in" style:type="right" style:leader-style="dotted" style:leader-text="."/>
        </style:tab-stops>
      </style:paragraph-properties>
    </style:style>
    <style:style style:name="P192" style:family="paragraph" style:parent-style-name="Heading_20_3">
      <style:text-properties officeooo:rsid="00a8ab79" officeooo:paragraph-rsid="00a8ab79"/>
    </style:style>
    <style:style style:name="P193" style:family="paragraph" style:parent-style-name="Heading_20_3">
      <style:paragraph-properties fo:line-height="100%"/>
      <style:text-properties officeooo:rsid="00a8ab79" officeooo:paragraph-rsid="00ad60cb"/>
    </style:style>
    <style:style style:name="P194" style:family="paragraph" style:parent-style-name="Heading_20_3">
      <style:paragraph-properties fo:line-height="100%"/>
      <style:text-properties officeooo:rsid="00a8ab79" officeooo:paragraph-rsid="00a8ab79"/>
    </style:style>
    <style:style style:name="P195" style:family="paragraph" style:parent-style-name="Heading_20_3">
      <style:paragraph-properties fo:line-height="100%"/>
      <style:text-properties officeooo:rsid="00aaa548" officeooo:paragraph-rsid="00aaa548"/>
    </style:style>
    <style:style style:name="P196" style:family="paragraph" style:parent-style-name="Heading_20_3">
      <style:paragraph-properties fo:line-height="100%"/>
      <style:text-properties officeooo:rsid="00aa750d" officeooo:paragraph-rsid="00aa750d"/>
    </style:style>
    <style:style style:name="P197" style:family="paragraph" style:parent-style-name="Heading_20_3">
      <style:paragraph-properties fo:line-height="100%"/>
      <style:text-properties officeooo:rsid="00af59aa" officeooo:paragraph-rsid="00af59aa"/>
    </style:style>
    <style:style style:name="P198" style:family="paragraph" style:parent-style-name="Heading_20_3">
      <style:text-properties officeooo:rsid="00c18314" officeooo:paragraph-rsid="00c18314"/>
    </style:style>
    <style:style style:name="P199" style:family="paragraph" style:parent-style-name="Heading_20_3">
      <style:paragraph-properties fo:line-height="100%"/>
      <style:text-properties officeooo:rsid="00c18314" officeooo:paragraph-rsid="00c18314"/>
    </style:style>
    <style:style style:name="P200" style:family="paragraph" style:parent-style-name="Heading_20_3">
      <style:paragraph-properties fo:line-height="100%"/>
      <style:text-properties officeooo:rsid="00c370d8" officeooo:paragraph-rsid="00c370d8"/>
    </style:style>
    <style:style style:name="P201" style:family="paragraph" style:parent-style-name="Heading_20_3">
      <style:paragraph-properties fo:line-height="100%"/>
      <style:text-properties officeooo:rsid="00c41e03" officeooo:paragraph-rsid="00c41e03"/>
    </style:style>
    <style:style style:name="P202" style:family="paragraph" style:parent-style-name="Contents_20_3">
      <style:paragraph-properties>
        <style:tab-stops>
          <style:tab-stop style:position="6.5319in" style:type="right" style:leader-style="dotted" style:leader-text="."/>
        </style:tab-stops>
      </style:paragraph-properties>
    </style:style>
    <style:style style:name="P20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T44" style:family="text">
      <style:text-properties style:text-underline-style="none" officeooo:rsid="014bb0fb"/>
    </style:style>
    <style:style style:name="T45" style:family="text">
      <style:text-properties style:text-underline-style="none" officeooo:rsid="0157769a"/>
    </style:style>
    <style:style style:name="T46" style:family="text">
      <style:text-properties officeooo:rsid="01229af4"/>
    </style:style>
    <style:style style:name="T47" style:family="text">
      <style:text-properties style:text-position="sub 58%"/>
    </style:style>
    <style:style style:name="T48" style:family="text">
      <style:text-properties style:text-position="0% 100%"/>
    </style:style>
    <style:style style:name="T49" style:family="text">
      <style:text-properties style:text-position="0% 100%" officeooo:rsid="01235c19"/>
    </style:style>
    <style:style style:name="T50" style:family="text">
      <style:text-properties style:text-position="-33% 80%"/>
    </style:style>
    <style:style style:name="T51" style:family="text">
      <style:text-properties style:text-position="-33% 80%" officeooo:rsid="01229af4"/>
    </style:style>
    <style:style style:name="T52" style:family="text">
      <style:text-properties officeooo:rsid="012a1542"/>
    </style:style>
    <style:style style:name="T53" style:family="text">
      <style:text-properties text:display="none"/>
    </style:style>
    <style:style style:name="T54" style:family="text">
      <style:text-properties officeooo:rsid="012f68e4"/>
    </style:style>
    <style:style style:name="T55" style:family="text">
      <style:text-properties officeooo:rsid="0136026f"/>
    </style:style>
    <style:style style:name="T56" style:family="text">
      <style:text-properties officeooo:rsid="013bd612"/>
    </style:style>
    <style:style style:name="T57" style:family="text">
      <style:text-properties officeooo:rsid="01408a56"/>
    </style:style>
    <style:style style:name="T58" style:family="text">
      <style:text-properties officeooo:rsid="015376cd"/>
    </style:style>
    <style:style style:name="T59" style:family="text">
      <style:text-properties officeooo:rsid="0153ad5c"/>
    </style:style>
    <style:style style:name="T60" style:family="text">
      <style:text-properties officeooo:rsid="0153ed79"/>
    </style:style>
    <style:style style:name="T61" style:family="text">
      <style:text-properties officeooo:rsid="0154f267"/>
    </style:style>
    <style:style style:name="T62" style:family="text">
      <style:text-properties officeooo:rsid="015fb77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3">Table of Contents</text:p>
          </text:index-title>
          <text:p text:style-name="P184"><text:a xlink:type="simple" xlink:href="#__RefHeading___Toc216_2301110391" text:style-name="Index_20_Link" text:visited-style-name="Index_20_Link">1 Student Background<text:tab/>3</text:a></text:p>
          <text:p text:style-name="P184"><text:a xlink:type="simple" xlink:href="#__RefHeading___Toc218_2301110391" text:style-name="Index_20_Link" text:visited-style-name="Index_20_Link">2 Project Description<text:tab/>3</text:a></text:p>
          <text:p text:style-name="P184"><text:a xlink:type="simple" xlink:href="#__RefHeading___Toc224_2301110391" text:style-name="Index_20_Link" text:visited-style-name="Index_20_Link">3 Background<text:tab/>3</text:a></text:p>
          <text:p text:style-name="P184"><text:a xlink:type="simple" xlink:href="#__RefHeading___Toc501_1931131838" text:style-name="Index_20_Link" text:visited-style-name="Index_20_Link">4 Complexity<text:tab/>4</text:a></text:p>
          <text:p text:style-name="P184"><text:a xlink:type="simple" xlink:href="#__RefHeading___Toc503_1931131838" text:style-name="Index_20_Link" text:visited-style-name="Index_20_Link">5 Scope and Depth<text:tab/>4</text:a></text:p>
          <text:p text:style-name="P184"><text:a xlink:type="simple" xlink:href="#__RefHeading___Toc226_2301110391" text:style-name="Index_20_Link" text:visited-style-name="Index_20_Link">6 Design Decisions<text:tab/>5</text:a></text:p>
          <text:p text:style-name="P184"><text:a xlink:type="simple" xlink:href="#__RefHeading___Toc534_1694798489" text:style-name="Index_20_Link" text:visited-style-name="Index_20_Link">7 Innovation<text:tab/>5</text:a></text:p>
          <text:p text:style-name="P184"><text:a xlink:type="simple" xlink:href="#__RefHeading___Toc536_1694798489" text:style-name="Index_20_Link" text:visited-style-name="Index_20_Link">8 Technologies Used<text:tab/>5</text:a></text:p>
          <text:p text:style-name="P184"><text:a xlink:type="simple" xlink:href="#__RefHeading___Toc242_2301110391" text:style-name="Index_20_Link" text:visited-style-name="Index_20_Link">9 Testing<text:tab/>6</text:a></text:p>
          <text:p text:style-name="P191"><text:a xlink:type="simple" xlink:href="#__RefHeading___Toc746_1694798489" text:style-name="Index_20_Link" text:visited-style-name="Index_20_Link">9.1 Unit Tests<text:tab/>6</text:a></text:p>
          <text:p text:style-name="P202"><text:a xlink:type="simple" xlink:href="#__RefHeading___Toc748_1694798489" text:style-name="Index_20_Link" text:visited-style-name="Index_20_Link">9.1.1 Expected run<text:tab/>6</text:a></text:p>
          <text:p text:style-name="P202"><text:a xlink:type="simple" xlink:href="#__RefHeading___Toc750_1694798489" text:style-name="Index_20_Link" text:visited-style-name="Index_20_Link">9.1.2 Expected run with AAD<text:tab/>6</text:a></text:p>
          <text:p text:style-name="P202"><text:a xlink:type="simple" xlink:href="#__RefHeading___Toc752_1694798489" text:style-name="Index_20_Link" text:visited-style-name="Index_20_Link">9.1.3 Corrupt message<text:tab/>6</text:a></text:p>
          <text:p text:style-name="P202"><text:a xlink:type="simple" xlink:href="#__RefHeading___Toc754_1694798489" text:style-name="Index_20_Link" text:visited-style-name="Index_20_Link">9.1.4 Decrypt with bad key<text:tab/>7</text:a></text:p>
          <text:p text:style-name="P202"><text:a xlink:type="simple" xlink:href="#__RefHeading___Toc756_1694798489" text:style-name="Index_20_Link" text:visited-style-name="Index_20_Link">9.1.5 Decrypt with bad nonce<text:tab/>7</text:a></text:p>
          <text:p text:style-name="P202"><text:a xlink:type="simple" xlink:href="#__RefHeading___Toc758_1694798489" text:style-name="Index_20_Link" text:visited-style-name="Index_20_Link">9.1.6 Decrypt with missing AAD<text:tab/>7</text:a></text:p>
          <text:p text:style-name="P202"><text:a xlink:type="simple" xlink:href="#__RefHeading___Toc760_1694798489" text:style-name="Index_20_Link" text:visited-style-name="Index_20_Link">9.1.7 Decrypt with bad AAD<text:tab/>7</text:a></text:p>
          <text:p text:style-name="P191"><text:a xlink:type="simple" xlink:href="#__RefHeading___Toc764_1694798489" text:style-name="Index_20_Link" text:visited-style-name="Index_20_Link">9.2 Integration Tests<text:tab/>7</text:a></text:p>
          <text:p text:style-name="P202"><text:a xlink:type="simple" xlink:href="#__RefHeading___Toc1043_1694798489" text:style-name="Index_20_Link" text:visited-style-name="Index_20_Link">9.2.1 Incoming message expected run<text:tab/>7</text:a></text:p>
          <text:p text:style-name="P202"><text:a xlink:type="simple" xlink:href="#__RefHeading___Toc1045_1694798489" text:style-name="Index_20_Link" text:visited-style-name="Index_20_Link">9.2.2 Alternate sending messages<text:tab/>8</text:a></text:p>
          <text:p text:style-name="P202"><text:a xlink:type="simple" xlink:href="#__RefHeading___Toc1047_1694798489" text:style-name="Index_20_Link" text:visited-style-name="Index_20_Link">9.2.3 Send messages out of order<text:tab/>8</text:a></text:p>
          <text:p text:style-name="P202"><text:a xlink:type="simple" xlink:href="#__RefHeading___Toc1049_1694798489" text:style-name="Index_20_Link" text:visited-style-name="Index_20_Link">9.2.4 Skip message, receive message, send skipped message<text:tab/>8</text:a></text:p>
          <text:p text:style-name="P191"><text:a xlink:type="simple" xlink:href="#__RefHeading___Toc766_1694798489" text:style-name="Index_20_Link" text:visited-style-name="Index_20_Link">9.3 System Tests<text:tab/>9</text:a></text:p>
          <text:p text:style-name="P184"><text:a xlink:type="simple" xlink:href="#__RefHeading___Toc1044_3635139615" text:style-name="Index_20_Link" text:visited-style-name="Index_20_Link">10 System Architecture<text:tab/>10</text:a></text:p>
          <text:p text:style-name="P184"><text:a xlink:type="simple" xlink:href="#__RefHeading___Toc1046_3635139615" text:style-name="Index_20_Link" text:visited-style-name="Index_20_Link">11 Expertise Development<text:tab/>10</text:a></text:p>
          <text:p text:style-name="P184"><text:a xlink:type="simple" xlink:href="#__RefHeading___Toc1307_1694798489" text:style-name="Index_20_Link" text:visited-style-name="Index_20_Link">12 Deliverables<text:tab/>10</text:a></text:p>
          <text:p text:style-name="P184"><text:a xlink:type="simple" xlink:href="#__RefHeading___Toc246_2301110391" text:style-name="Index_20_Link" text:visited-style-name="Index_20_Link">13 Timeline<text:tab/>11</text:a></text:p>
          <text:p text:style-name="P191"><text:a xlink:type="simple" xlink:href="#__RefHeading___Toc1309_1694798489" text:style-name="Index_20_Link" text:visited-style-name="Index_20_Link">13.1 Client<text:tab/>11</text:a></text:p>
          <text:p text:style-name="P191"><text:a xlink:type="simple" xlink:href="#__RefHeading___Toc1311_1694798489" text:style-name="Index_20_Link" text:visited-style-name="Index_20_Link">13.2 Server<text:tab/>11</text:a></text:p>
          <text:p text:style-name="P191"><text:a xlink:type="simple" xlink:href="#__RefHeading___Toc1521_1694798489" text:style-name="Index_20_Link" text:visited-style-name="Index_20_Link">13.3 Documentation<text:tab/>12</text:a></text:p>
          <text:p text:style-name="P184"><text:a xlink:type="simple" xlink:href="#__RefHeading___Toc1048_3635139615" text:style-name="Index_20_Link" text:visited-style-name="Index_20_Link">14 Appendix A – Background on X3DH and Double Ratchet<text:tab/>12</text:a></text:p>
          <text:p text:style-name="P191"><text:a xlink:type="simple" xlink:href="#__RefHeading___Toc1050_3635139615" text:style-name="Index_20_Link" text:visited-style-name="Index_20_Link">14.1 X3DH<text:tab/>12</text:a></text:p>
          <text:p text:style-name="P191"><text:a xlink:type="simple" xlink:href="#__RefHeading___Toc1052_3635139615" text:style-name="Index_20_Link" text:visited-style-name="Index_20_Link">14.2 Double Ratchet<text:tab/>13</text:a></text:p>
          <text:p text:style-name="P184"><text:a xlink:type="simple" xlink:href="#__RefHeading___Toc2304_601247033" text:style-name="Index_20_Link" text:visited-style-name="Index_20_Link">15 Appendix B – Full Project Proposal<text:tab/>18</text:a></text:p>
          <text:p text:style-name="P191"><text:a xlink:type="simple" xlink:href="#__RefHeading___Toc216_23011103912" text:style-name="Index_20_Link" text:visited-style-name="Index_20_Link">15.1 Student Background<text:tab/>19</text:a></text:p>
          <text:p text:style-name="P191"><text:a xlink:type="simple" xlink:href="#__RefHeading___Toc218_23011103912" text:style-name="Index_20_Link" text:visited-style-name="Index_20_Link">15.2 Project Description<text:tab/>19</text:a></text:p>
          <text:p text:style-name="P191"><text:a xlink:type="simple" xlink:href="#__RefHeading___Toc224_23011103912" text:style-name="Index_20_Link" text:visited-style-name="Index_20_Link">15.3 Background<text:tab/>19</text:a></text:p>
          <text:p text:style-name="P191"><text:a xlink:type="simple" xlink:href="#__RefHeading___Toc501_19311318382" text:style-name="Index_20_Link" text:visited-style-name="Index_20_Link">15.4 Complexity<text:tab/>20</text:a></text:p>
          <text:p text:style-name="P191"><text:a xlink:type="simple" xlink:href="#__RefHeading___Toc503_19311318382" text:style-name="Index_20_Link" text:visited-style-name="Index_20_Link">15.5 Scope and Depth<text:tab/>20</text:a></text:p>
          <text:p text:style-name="P191"><text:a xlink:type="simple" xlink:href="#__RefHeading___Toc226_23011103912" text:style-name="Index_20_Link" text:visited-style-name="Index_20_Link">15.6 Design Decisions<text:tab/>21</text:a></text:p>
          <text:p text:style-name="P191"><text:a xlink:type="simple" xlink:href="#__RefHeading___Toc534_16947984892" text:style-name="Index_20_Link" text:visited-style-name="Index_20_Link">15.7 Innovation<text:tab/>21</text:a></text:p>
          <text:p text:style-name="P191"><text:a xlink:type="simple" xlink:href="#__RefHeading___Toc536_16947984892" text:style-name="Index_20_Link" text:visited-style-name="Index_20_Link">15.8 Technologies Used<text:tab/>21</text:a></text:p>
          <text:p text:style-name="P191"><text:a xlink:type="simple" xlink:href="#__RefHeading___Toc242_23011103912" text:style-name="Index_20_Link" text:visited-style-name="Index_20_Link">15.9 Testing<text:tab/>22</text:a></text:p>
          <text:p text:style-name="P202"><text:a xlink:type="simple" xlink:href="#__RefHeading___Toc746_16947984892" text:style-name="Index_20_Link" text:visited-style-name="Index_20_Link">15.9.1 Unit Tests<text:tab/>22</text:a></text:p>
          <text:p text:style-name="P203"><text:soft-page-break/><text:a xlink:type="simple" xlink:href="#__RefHeading___Toc748_16947984892" text:style-name="Index_20_Link" text:visited-style-name="Index_20_Link">Expected run<text:tab/>22</text:a></text:p>
          <text:p text:style-name="P203"><text:a xlink:type="simple" xlink:href="#__RefHeading___Toc750_16947984892" text:style-name="Index_20_Link" text:visited-style-name="Index_20_Link">Expected run with AAD<text:tab/>22</text:a></text:p>
          <text:p text:style-name="P203"><text:a xlink:type="simple" xlink:href="#__RefHeading___Toc752_16947984892" text:style-name="Index_20_Link" text:visited-style-name="Index_20_Link">Corrupt message<text:tab/>22</text:a></text:p>
          <text:p text:style-name="P203"><text:a xlink:type="simple" xlink:href="#__RefHeading___Toc754_16947984892" text:style-name="Index_20_Link" text:visited-style-name="Index_20_Link">Decrypt with bad key<text:tab/>23</text:a></text:p>
          <text:p text:style-name="P203"><text:a xlink:type="simple" xlink:href="#__RefHeading___Toc756_16947984892" text:style-name="Index_20_Link" text:visited-style-name="Index_20_Link">Decrypt with bad nonce<text:tab/>23</text:a></text:p>
          <text:p text:style-name="P203"><text:a xlink:type="simple" xlink:href="#__RefHeading___Toc758_16947984892" text:style-name="Index_20_Link" text:visited-style-name="Index_20_Link">Decrypt with missing AAD<text:tab/>23</text:a></text:p>
          <text:p text:style-name="P203"><text:a xlink:type="simple" xlink:href="#__RefHeading___Toc760_16947984892" text:style-name="Index_20_Link" text:visited-style-name="Index_20_Link">Decrypt with bad AAD<text:tab/>23</text:a></text:p>
          <text:p text:style-name="P202"><text:a xlink:type="simple" xlink:href="#__RefHeading___Toc764_16947984892" text:style-name="Index_20_Link" text:visited-style-name="Index_20_Link">15.9.2 Integration Tests<text:tab/>23</text:a></text:p>
          <text:p text:style-name="P203"><text:a xlink:type="simple" xlink:href="#__RefHeading___Toc1043_16947984892" text:style-name="Index_20_Link" text:visited-style-name="Index_20_Link">Incoming message expected run<text:tab/>23</text:a></text:p>
          <text:p text:style-name="P203"><text:a xlink:type="simple" xlink:href="#__RefHeading___Toc1045_16947984892" text:style-name="Index_20_Link" text:visited-style-name="Index_20_Link">Alternate sending messages<text:tab/>24</text:a></text:p>
          <text:p text:style-name="P203"><text:a xlink:type="simple" xlink:href="#__RefHeading___Toc1047_16947984892" text:style-name="Index_20_Link" text:visited-style-name="Index_20_Link">Send messages out of order<text:tab/>24</text:a></text:p>
          <text:p text:style-name="P203"><text:a xlink:type="simple" xlink:href="#__RefHeading___Toc1049_16947984892" text:style-name="Index_20_Link" text:visited-style-name="Index_20_Link">Skip message, receive message, send skipped message<text:tab/>24</text:a></text:p>
          <text:p text:style-name="P202"><text:a xlink:type="simple" xlink:href="#__RefHeading___Toc766_16947984892" text:style-name="Index_20_Link" text:visited-style-name="Index_20_Link">15.9.3 System Tests<text:tab/>25</text:a></text:p>
          <text:p text:style-name="P191"><text:a xlink:type="simple" xlink:href="#__RefHeading___Toc1044_36351396152" text:style-name="Index_20_Link" text:visited-style-name="Index_20_Link">15.10 System Architechture<text:tab/>25</text:a></text:p>
          <text:p text:style-name="P191"><text:a xlink:type="simple" xlink:href="#__RefHeading___Toc1046_36351396152" text:style-name="Index_20_Link" text:visited-style-name="Index_20_Link">15.11 Expertise Development<text:tab/>25</text:a></text:p>
          <text:p text:style-name="P191"><text:a xlink:type="simple" xlink:href="#__RefHeading___Toc1307_16947984892" text:style-name="Index_20_Link" text:visited-style-name="Index_20_Link">15.12 Deliverables<text:tab/>26</text:a></text:p>
          <text:p text:style-name="P191"><text:a xlink:type="simple" xlink:href="#__RefHeading___Toc246_23011103912" text:style-name="Index_20_Link" text:visited-style-name="Index_20_Link">15.13 Timeline<text:tab/>26</text:a></text:p>
          <text:p text:style-name="P202"><text:a xlink:type="simple" xlink:href="#__RefHeading___Toc1309_16947984892" text:style-name="Index_20_Link" text:visited-style-name="Index_20_Link">15.13.1 Client<text:tab/>26</text:a></text:p>
          <text:p text:style-name="P202"><text:a xlink:type="simple" xlink:href="#__RefHeading___Toc1311_16947984892" text:style-name="Index_20_Link" text:visited-style-name="Index_20_Link">15.13.2 Server<text:tab/>26</text:a></text:p>
          <text:p text:style-name="P202"><text:a xlink:type="simple" xlink:href="#__RefHeading___Toc1521_16947984892" text:style-name="Index_20_Link" text:visited-style-name="Index_20_Link">15.13.3 Documentation<text:tab/>27</text:a></text:p>
          <text:p text:style-name="P191"><text:a xlink:type="simple" xlink:href="#__RefHeading___Toc1048_36351396152" text:style-name="Index_20_Link" text:visited-style-name="Index_20_Link">15.14 Appendix A<text:tab/>27</text:a></text:p>
          <text:p text:style-name="P202"><text:a xlink:type="simple" xlink:href="#__RefHeading___Toc1050_36351396152" text:style-name="Index_20_Link" text:visited-style-name="Index_20_Link">15.14.1 X3DH<text:tab/>27</text:a></text:p>
          <text:p text:style-name="P202"><text:a xlink:type="simple" xlink:href="#__RefHeading___Toc1052_36351396152" text:style-name="Index_20_Link" text:visited-style-name="Index_20_Link">15.14.2 Double Ratchet<text:tab/>28</text:a></text:p>
          <text:p text:style-name="P202"><text:a xlink:type="simple" xlink:href="#__RefHeading___Toc1054_3635139615" text:style-name="Index_20_Link" text:visited-style-name="Index_20_Link">15.14.3 References<text:tab/>32</text:a></text:p>
        </text:index-body>
      </text:table-of-content>
      <text:p text:style-name="P4"/>
      <text:h text:style-name="P181"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71"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71" text:outline-level="1"><text:bookmark-start text:name="__RefHeading___Toc503_1931131838"/>Scope and Depth<text:bookmark-end text:name="__RefHeading___Toc503_1931131838"/></text:h>
      <text:p text:style-name="P35">The base features I will include are as follows:</text:p>
      <text:list xml:id="list527564056" text:style-name="L1">
        <text:list-item>
          <text:p text:style-name="P41">Signal protocol fully implemented on client side</text:p>
        </text:list-item>
        <text:list-item>
          <text:p text:style-name="P41">Server is up and running for key and message exchanges</text:p>
        </text:list-item>
        <text:list-item>
          <text:p text:style-name="P41"><text:span text:style-name="T10">Full graphical interface </text:span>for email creation and retrieval</text:p>
        </text:list-item>
        <text:list-item>
          <text:p text:style-name="P44">Outside email import/export via IMAP<text:span text:style-name="T11">S</text:span></text:p>
        </text:list-item>
      </text:list>
      <text:p text:style-name="P40"><text:soft-page-break/>I believe this list of features will be sufficient to fully explore the complexity and design implications that arise from this project. </text:p>
      <text:p text:style-name="P36">I will impose some limitations on those features, to limit the potential scope of the application:</text:p>
      <text:list xml:id="list3807639701" text:style-name="L2">
        <text:list-item>
          <text:p text:style-name="P46">The application will only target x64 Linux Desktops</text:p>
        </text:list-item>
        <text:list-item>
          <text:p text:style-name="P46">The application will not target mobile devices such as Android phones</text:p>
        </text:list-item>
        <text:list-item>
          <text:p text:style-name="P46">The application will not involve a web-mail interface</text:p>
        </text:list-item>
        <text:list-item>
          <text:p text:style-name="P46">The application will not be built as a plugin for existing email clients <text:span text:style-name="T12">(eg. </text:span>Mozilla Thunderbird)</text:p>
        </text:list-item>
      </text:list>
      <text:h text:style-name="Heading_20_1" text:outline-level="1"><text:bookmark-start text:name="__RefHeading___Toc226_2301110391"/>Design Decisions<text:bookmark-end text:name="__RefHeading___Toc226_2301110391"/></text:h>
      <text:p text:style-name="P12">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172" text:outline-level="1"><text:bookmark-start text:name="__RefHeading___Toc534_1694798489"/>Innovation<text:bookmark-end text:name="__RefHeading___Toc534_1694798489"/></text:h>
      <text:p text:style-name="P13">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73" text:outline-level="1"><text:bookmark-start text:name="__RefHeading___Toc536_1694798489"/>Technologies Used<text:bookmark-end text:name="__RefHeading___Toc536_1694798489"/></text:h>
      <text:p text:style-name="P14">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2703421920" text:style-name="L3">
        <text:list-item>
          <text:p text:style-name="P49">OpenSSL – <text:span text:style-name="T18">F</text:span>or the majority of cryptographic functions; also required for TLS</text:p>
        </text:list-item>
        <text:list-item>
          <text:p text:style-name="P49">Boost</text:p>
          <text:list>
            <text:list-item>
              <text:p text:style-name="P49"><text:soft-page-break/>Serialization – For serializing data for sending over the network</text:p>
            </text:list-item>
            <text:list-item>
              <text:p text:style-name="P49">Beast – For handling network connections, TLS, and the server</text:p>
            </text:list-item>
            <text:list-item>
              <text:p text:style-name="P49">Test – For unit and integration tests</text:p>
            </text:list-item>
          </text:list>
        </text:list-item>
        <text:list-item>
          <text:p text:style-name="P49">Curl – For adding support of <text:span text:style-name="T17">IMAPS</text:span></text:p>
        </text:list-item>
        <text:list-item>
          <text:p text:style-name="P51">Qt – For the entirety of the GUI</text:p>
        </text:list-item>
        <text:list-item>
          <text:p text:style-name="P53">libsignal-c – For its implementation of XedDSA, otherwise unused</text:p>
        </text:list-item>
        <text:list-item>
          <text:p text:style-name="P55">C<text:span text:style-name="T58">M</text:span>ake – For building the project and finding/linking all dependencies</text:p>
        </text:list-item>
        <text:list-item>
          <text:p text:style-name="P57">Redis – For managing <text:span text:style-name="T31">keys and in-transit messages on server</text:span></text:p>
        </text:list-item>
      </text:list>
      <text:h text:style-name="Heading_20_1" text:outline-level="1"><text:bookmark-start text:name="__RefHeading___Toc242_2301110391"/>Testing<text:bookmark-end text:name="__RefHeading___Toc242_2301110391"/></text:h>
      <text:p text:style-name="P15">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185" text:outline-level="2"><text:bookmark-start text:name="__RefHeading___Toc746_1694798489"/>Unit Tests<text:bookmark-end text:name="__RefHeading___Toc746_1694798489"/></text:h>
      <text:p text:style-name="P16">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P192" text:outline-level="3"><text:bookmark-start text:name="__RefHeading___Toc748_1694798489"/>Expected run<text:bookmark-end text:name="__RefHeading___Toc748_1694798489"/></text:h>
      <text:list xml:id="list3391950125" text:style-name="L4">
        <text:list-item>
          <text:p text:style-name="P59">Encrypt test message with key and nonce</text:p>
        </text:list-item>
        <text:list-item>
          <text:p text:style-name="P59">Decrypt test message with tag</text:p>
        </text:list-item>
        <text:list-item>
          <text:p text:style-name="P59">Decrypted ciphertext should equal original plaintext</text:p>
        </text:list-item>
      </text:list>
      <text:h text:style-name="P195" text:outline-level="3"><text:bookmark-start text:name="__RefHeading___Toc750_1694798489"/>Expected run with AAD<text:bookmark-end text:name="__RefHeading___Toc750_1694798489"/></text:h>
      <text:list xml:id="list413705884" text:style-name="L5">
        <text:list-item>
          <text:p text:style-name="P60">Encrypt test message with key and nonce, <text:span text:style-name="T23">and Additional Authenticated Data</text:span></text:p>
        </text:list-item>
        <text:list-item>
          <text:p text:style-name="P60">Decrypt test message with tag</text:p>
        </text:list-item>
        <text:list-item>
          <text:p text:style-name="P60">Decrypted ciphertext should equal original plaintext</text:p>
        </text:list-item>
      </text:list>
      <text:h text:style-name="P193" text:outline-level="3"><text:bookmark-start text:name="__RefHeading___Toc752_1694798489"/>Corrupt <text:span text:style-name="T22">m</text:span>essage<text:bookmark-end text:name="__RefHeading___Toc752_1694798489"/></text:h>
      <text:list xml:id="list4043998902" text:style-name="L6">
        <text:list-item>
          <text:p text:style-name="P61">Encrypt test message with key and nonce</text:p>
        </text:list-item>
        <text:list-item>
          <text:p text:style-name="P73"><text:soft-page-break/>Corrupt message by incrementing a random ciphertext byte</text:p>
        </text:list-item>
        <text:list-item>
          <text:p text:style-name="P61">Decrypt test message with tag</text:p>
        </text:list-item>
        <text:list-item>
          <text:p text:style-name="P73">Decryption should fail</text:p>
        </text:list-item>
      </text:list>
      <text:h text:style-name="P194" text:outline-level="3"><text:bookmark-start text:name="__RefHeading___Toc754_1694798489"/>Decrypt with <text:span text:style-name="T22">b</text:span>ad <text:span text:style-name="T22">k</text:span>ey<text:bookmark-end text:name="__RefHeading___Toc754_1694798489"/></text:h>
      <text:list xml:id="list207978030" text:style-name="L7">
        <text:list-item>
          <text:p text:style-name="P62">Encrypt test message with key and nonce</text:p>
        </text:list-item>
        <text:list-item>
          <text:p text:style-name="P62">Decrypt test message with tag, <text:span text:style-name="T24">and using a different key</text:span></text:p>
        </text:list-item>
        <text:list-item>
          <text:p text:style-name="P74">Decryption should fail</text:p>
        </text:list-item>
      </text:list>
      <text:h text:style-name="P196" text:outline-level="3"><text:bookmark-start text:name="__RefHeading___Toc756_1694798489"/>Decrypt with bad nonce<text:bookmark-end text:name="__RefHeading___Toc756_1694798489"/></text:h>
      <text:list xml:id="list2757554916" text:style-name="L8">
        <text:list-item>
          <text:p text:style-name="P63">Encrypt test message with key and nonce</text:p>
        </text:list-item>
        <text:list-item>
          <text:p text:style-name="P63">Decrypt test message with tag, <text:span text:style-name="T24">and using a different nonce</text:span></text:p>
        </text:list-item>
        <text:list-item>
          <text:p text:style-name="P75">Decryption should fail</text:p>
        </text:list-item>
      </text:list>
      <text:h text:style-name="P195" text:outline-level="3"><text:bookmark-start text:name="__RefHeading___Toc758_1694798489"/>Decrypt with missing AAD<text:bookmark-end text:name="__RefHeading___Toc758_1694798489"/></text:h>
      <text:list xml:id="list2210355201" text:style-name="L9">
        <text:list-item>
          <text:p text:style-name="P64">Encrypt test message with key and nonce, <text:span text:style-name="T25">and Additional Authenticated Data</text:span></text:p>
        </text:list-item>
        <text:list-item>
          <text:p text:style-name="P64">Decrypt test message with tag, <text:span text:style-name="T24">and do not provide the AAD</text:span></text:p>
        </text:list-item>
        <text:list-item>
          <text:p text:style-name="P76">Decryption should fail</text:p>
        </text:list-item>
      </text:list>
      <text:h text:style-name="P197" text:outline-level="3"><text:bookmark-start text:name="__RefHeading___Toc760_1694798489"/>Decrypt with bad AAD<text:bookmark-end text:name="__RefHeading___Toc760_1694798489"/></text:h>
      <text:list xml:id="list3781063564" text:style-name="L10">
        <text:list-item>
          <text:p text:style-name="P65">Encrypt test message with key and nonce, <text:span text:style-name="T25">and Additional Authenticated Data</text:span></text:p>
        </text:list-item>
        <text:list-item>
          <text:p text:style-name="P65">Decrypt test message with tag, <text:span text:style-name="T24">and provide a different AAD</text:span></text:p>
        </text:list-item>
        <text:list-item>
          <text:p text:style-name="P77">Decryption should fail</text:p>
        </text:list-item>
      </text:list>
      <text:h text:style-name="P185" text:outline-level="2"><text:bookmark-start text:name="__RefHeading___Toc764_1694798489"/>Integration Tests<text:bookmark-end text:name="__RefHeading___Toc764_1694798489"/></text:h>
      <text:p text:style-name="P17"><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P198" text:outline-level="3"><text:bookmark-start text:name="__RefHeading___Toc1043_1694798489"/><text:span text:style-name="T28">Incoming message e</text:span>xpected <text:span text:style-name="T28">r</text:span>un<text:bookmark-end text:name="__RefHeading___Toc1043_1694798489"/></text:h>
      <text:list xml:id="list2491982621" text:style-name="L11">
        <text:list-item>
          <text:p text:style-name="P83">Parse message header for public key</text:p>
        </text:list-item>
        <text:list-item>
          <text:p text:style-name="P83">Key will not be in skipped key dictionary</text:p>
        </text:list-item>
        <text:list-item>
          <text:p text:style-name="P83">Message will not be skipped, so no skipped keys are added to the dictionary</text:p>
        </text:list-item>
        <text:list-item>
          <text:p text:style-name="P83">Perform chain key derivation</text:p>
        </text:list-item>
        <text:list-item>
          <text:p text:style-name="P83"><text:soft-page-break/>Decrypt message</text:p>
        </text:list-item>
      </text:list>
      <text:h text:style-name="P199" text:outline-level="3"><text:bookmark-start text:name="__RefHeading___Toc1045_1694798489"/>Alternate sending messages<text:bookmark-end text:name="__RefHeading___Toc1045_1694798489"/></text:h>
      <text:list xml:id="list1929636197" text:style-name="L12">
        <text:list-item>
          <text:p text:style-name="P84">Parse message header for public key</text:p>
        </text:list-item>
        <text:list-item>
          <text:p text:style-name="P84">Key will not be in skipped key dictionary</text:p>
        </text:list-item>
        <text:list-item>
          <text:p text:style-name="P84">Message will not be skipped, so no skipped keys are added to the dictionary</text:p>
        </text:list-item>
        <text:list-item>
          <text:p text:style-name="P84">Perform chain key derivation</text:p>
        </text:list-item>
        <text:list-item>
          <text:p text:style-name="P84">Decrypt <text:span text:style-name="T27">incoming </text:span>message</text:p>
        </text:list-item>
        <text:list-item>
          <text:p text:style-name="P89">Perform DH ratchet</text:p>
        </text:list-item>
        <text:list-item>
          <text:p text:style-name="P89">Update root and chain keys</text:p>
        </text:list-item>
        <text:list-item>
          <text:p text:style-name="P89">Encrypt message with message key</text:p>
        </text:list-item>
        <text:list-item>
          <text:p text:style-name="P89">Send message</text:p>
        </text:list-item>
      </text:list>
      <text:h text:style-name="P200" text:outline-level="3"><text:bookmark-start text:name="__RefHeading___Toc1047_1694798489"/>Send messages out of order<text:bookmark-end text:name="__RefHeading___Toc1047_1694798489"/></text:h>
      <text:list xml:id="list2847085817" text:style-name="L13">
        <text:list-item>
          <text:p text:style-name="P90">Update root and chain keys</text:p>
        </text:list-item>
        <text:list-item>
          <text:p text:style-name="P90">Encrypt message with message key</text:p>
        </text:list-item>
        <text:list-item>
          <text:p text:style-name="P90">Update root and chain keys</text:p>
        </text:list-item>
        <text:list-item>
          <text:p text:style-name="P90">Encrypt message with <text:span text:style-name="T29">second </text:span>message key</text:p>
        </text:list-item>
        <text:list-item>
          <text:p text:style-name="P90">Send <text:span text:style-name="T29">second message</text:span></text:p>
        </text:list-item>
        <text:list-item>
          <text:p text:style-name="P95">Send first message</text:p>
        </text:list-item>
        <text:list-item>
          <text:p text:style-name="P95">Receiver should decrypt second message with generated skipped message key</text:p>
        </text:list-item>
        <text:list-item>
          <text:p text:style-name="P95">Receiver should decrypt first message after finding skipped key in dictionary</text:p>
        </text:list-item>
        <text:list-item>
          <text:p text:style-name="P95">Messages will be decrypted, but fundamentally out-of-order (limitation of the protocol)</text:p>
        </text:list-item>
      </text:list>
      <text:h text:style-name="P201" text:outline-level="3"><text:bookmark-start text:name="__RefHeading___Toc1049_1694798489"/>Skip message, receive message, send skipped message<text:bookmark-end text:name="__RefHeading___Toc1049_1694798489"/></text:h>
      <text:list xml:id="list1254007902" text:style-name="L14">
        <text:list-item>
          <text:p text:style-name="P91">Update root and chain keys</text:p>
        </text:list-item>
        <text:list-item>
          <text:p text:style-name="P91">Encrypt message with message key</text:p>
        </text:list-item>
        <text:list-item>
          <text:p text:style-name="P97">Receive message</text:p>
        </text:list-item>
        <text:list-item>
          <text:p text:style-name="P85">Parse message header for public key</text:p>
        </text:list-item>
        <text:list-item>
          <text:p text:style-name="P97">Perform DH ratchet</text:p>
        </text:list-item>
        <text:list-item>
          <text:p text:style-name="P85">Key will not be in skipped key dictionary</text:p>
        </text:list-item>
        <text:list-item>
          <text:p text:style-name="P85">Message will not be skipped, so no skipped keys are added to the dictionary</text:p>
        </text:list-item>
        <text:list-item>
          <text:p text:style-name="P85">Perform chain key derivation</text:p>
        </text:list-item>
        <text:list-item>
          <text:p text:style-name="P85"><text:soft-page-break/>Decrypt <text:span text:style-name="T27">incoming </text:span>message</text:p>
        </text:list-item>
        <text:list-item>
          <text:p text:style-name="P97">Send old skipped message</text:p>
        </text:list-item>
        <text:list-item>
          <text:p text:style-name="P97">Receiver will detect old public key, perform DH ratchet, and add old keys to dictionary</text:p>
        </text:list-item>
        <text:list-item>
          <text:p text:style-name="P97">Decrypt message with skipped message key in dictionary</text:p>
        </text:list-item>
      </text:list>
      <text:h text:style-name="P186" text:outline-level="2"><text:bookmark-start text:name="__RefHeading___Toc766_1694798489"/>System Tests<text:bookmark-end text:name="__RefHeading___Toc766_1694798489"/></text:h>
      <text:p text:style-name="P23">There will also be system tests of SIGEMAIL, but due to their high complexity, will be performed almost entirely manually during development. <text:span text:style-name="T30">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P174" text:outline-level="1"><text:bookmark-start text:name="__RefHeading___Toc1044_3635139615"/><text:soft-page-break/>System <text:span text:style-name="T61">Architecture</text:span><text:bookmark-end text:name="__RefHeading___Toc1044_3635139615"/></text:h>
      <text:p text:style-name="P24"><draw:frame draw:style-name="fr3" draw:name="Image5" text:anchor-type="paragraph" svg:width="6.9252in" svg:height="4.0492in" draw:z-index="8"><draw:image xlink:href="Pictures/1000020100000322000001D539BB8C185D3B533A.png" xlink:type="simple" xlink:show="embed" xlink:actuate="onLoad" loext:mime-type="image/png"/></draw:frame></text:p>
      <text:h text:style-name="P175" text:outline-level="1"><text:bookmark-start text:name="__RefHeading___Toc1046_3635139615"/>Expertise Development<text:bookmark-end text:name="__RefHeading___Toc1046_3635139615"/></text:h>
      <text:p text:style-name="P25">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text:span><text:span text:style-name="T45">development</text:span><text:span text:style-name="T44"> of this project </text:span><text:span text:style-name="T43">will strengthen my skills in network security, and help open up a future avenue in cryptographic software as a niche focus on my career. </text:span></text:p>
      <text:h text:style-name="P176" text:outline-level="1"><text:bookmark-start text:name="__RefHeading___Toc1307_1694798489"/>Deliverables<text:bookmark-end text:name="__RefHeading___Toc1307_1694798489"/></text:h>
      <text:p text:style-name="P22">The Following <text:span text:style-name="T58">deliverables</text:span> will be provided for this application:</text:p>
      <text:list xml:id="list999768751" text:style-name="L15">
        <text:list-item>
          <text:p text:style-name="P99">Client application</text:p>
        </text:list-item>
        <text:list-item>
          <text:p text:style-name="P99">Server application</text:p>
        </text:list-item>
        <text:list-item>
          <text:p text:style-name="P99"><text:soft-page-break/>Final report</text:p>
        </text:list-item>
        <text:list-item>
          <text:p text:style-name="P101">User guide for compilation, running, and installation of the client/server</text:p>
        </text:list-item>
      </text:list>
      <text:h text:style-name="P177" text:outline-level="1"><text:bookmark-start text:name="__RefHeading___Toc246_2301110391"/>Timeline<text:bookmark-end text:name="__RefHeading___Toc246_2301110391"/></text:h>
      <text:p text:style-name="P18">This project aims to fulfill the 405 hour work requirement, and provides the following expected work breakdown to satisfy that claim.</text:p>
      <text:h text:style-name="P187" text:outline-level="2"><text:bookmark-start text:name="__RefHeading___Toc1309_1694798489"/>Client<text:bookmark-end text:name="__RefHeading___Toc1309_1694798489"/></text:h>
      <text:p text:style-name="P19">Total: <text:span text:style-name="T36">18</text:span>5 Hours</text:p>
      <text:list xml:id="list3181686839" text:style-name="L16">
        <text:list-item>
          <text:p text:style-name="P103">Encryption/decryption – <text:span text:style-name="T32">10 hours</text:span></text:p>
        </text:list-item>
        <text:list-item>
          <text:p text:style-name="P103">Session state – <text:span text:style-name="T32">15 hours</text:span></text:p>
        </text:list-item>
        <text:list-item>
          <text:p text:style-name="P103">X3DH – <text:span text:style-name="T32">5 hours</text:span></text:p>
        </text:list-item>
        <text:list-item>
          <text:p text:style-name="P103">Key Derivation – <text:span text:style-name="T32">10 hours</text:span></text:p>
        </text:list-item>
        <text:list-item>
          <text:p text:style-name="P103">Message formatting – <text:span text:style-name="T32">15 hours</text:span></text:p>
        </text:list-item>
        <text:list-item>
          <text:p text:style-name="P105">Server network connection – <text:span text:style-name="T36">20 hours</text:span></text:p>
        </text:list-item>
        <text:list-item>
          <text:p text:style-name="P105">Import/Export over IMAPS – <text:span text:style-name="T32">30 hours</text:span></text:p>
        </text:list-item>
        <text:list-item>
          <text:p text:style-name="P105">GUI functionality – <text:span text:style-name="T32">60 hours</text:span></text:p>
        </text:list-item>
        <text:list-item>
          <text:p text:style-name="P107">Tests – <text:span text:style-name="T32">20 hours</text:span></text:p>
        </text:list-item>
      </text:list>
      <text:h text:style-name="P187" text:outline-level="2"><text:bookmark-start text:name="__RefHeading___Toc1311_1694798489"/>Server<text:bookmark-end text:name="__RefHeading___Toc1311_1694798489"/></text:h>
      <text:p text:style-name="P20">Total: <text:span text:style-name="T37">195 Hours</text:span></text:p>
      <text:list xml:id="list3877219833" text:style-name="L17">
        <text:list-item>
          <text:p text:style-name="P109">Client/device state storage – <text:span text:style-name="T32">20 hours</text:span></text:p>
        </text:list-item>
        <text:list-item>
          <text:p text:style-name="P111">Redis integration – <text:span text:style-name="T33">60 hours</text:span></text:p>
        </text:list-item>
        <text:list-item>
          <text:p text:style-name="P111">Protocol design – <text:span text:style-name="T37">40 hours</text:span></text:p>
        </text:list-item>
        <text:list-item>
          <text:p text:style-name="P113">Client/device addition and deletion – <text:span text:style-name="T32">15 hours</text:span></text:p>
        </text:list-item>
        <text:list-item>
          <text:p text:style-name="P115">Client/device verification – <text:span text:style-name="T32">25 hours</text:span></text:p>
        </text:list-item>
        <text:list-item>
          <text:p text:style-name="P117">Message transmission – <text:span text:style-name="T32">10 hours</text:span></text:p>
        </text:list-item>
        <text:list-item>
          <text:p text:style-name="P117">Key upload/retrieval – <text:span text:style-name="T32">10 hours</text:span></text:p>
        </text:list-item>
        <text:list-item>
          <text:p text:style-name="P119">Tests – <text:span text:style-name="T34">15</text:span> hours</text:p>
        </text:list-item>
      </text:list>
      <text:h text:style-name="P188" text:outline-level="2"><text:bookmark-start text:name="__RefHeading___Toc1521_1694798489"/><text:soft-page-break/>Documentation<text:bookmark-end text:name="__RefHeading___Toc1521_1694798489"/></text:h>
      <text:p text:style-name="P21">Total: <text:span text:style-name="T35">25</text:span> hours</text:p>
      <text:list xml:id="list587010420" text:style-name="L18">
        <text:list-item>
          <text:p text:style-name="P121">Writing User guide - <text:span text:style-name="T38">2</text:span></text:p>
        </text:list-item>
        <text:list-item>
          <text:p text:style-name="P123">Commenting code - <text:span text:style-name="T38">3</text:span></text:p>
        </text:list-item>
        <text:list-item>
          <text:p text:style-name="P125">Writing final report - <text:span text:style-name="T38">10</text:span></text:p>
        </text:list-item>
        <text:list-item>
          <text:p text:style-name="P125">Editing final report - 10</text:p>
        </text:list-item>
      </text:list>
      <text:h text:style-name="P178" text:outline-level="1"><text:bookmark-start text:name="__RefHeading___Toc1048_3635139615"/>Appendix A – <text:span text:style-name="T62">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26">For key-agreement, Signal uses a modified Diffie-Hellman protocol, dubbed X3DH, or Extended Triple Diffie-Hellman. <text:span text:style-name="T46">The name implies the use of multiple keys, and multiple runs of traditional Diffie-Hellman exchanges. X3DH is designed for forward secrecy, mutual authentication, and deniability. It requires the following set of keys for each participant.</text:span></text:p>
      <text:p text:style-name="P27">Alice’s keys:</text:p>
      <text:list xml:id="list4138216000" text:style-name="L19">
        <text:list-item>
          <text:p text:style-name="P127">IK<text:span text:style-name="T47">A</text:span><text:span text:style-name="T48"> - Alice’s Identity Key</text:span></text:p>
        </text:list-item>
        <text:list-item>
          <text:p text:style-name="P127"><text:span text:style-name="T48">EK</text:span><text:span text:style-name="T47">A</text:span><text:span text:style-name="T48"> - Alice’s Ephemeral Key</text:span></text:p>
        </text:list-item>
      </text:list>
      <text:p text:style-name="P27">Bob’s keys:</text:p>
      <text:list xml:id="list140949255448842" text:continue-numbering="true" text:style-name="L19">
        <text:list-item>
          <text:p text:style-name="P127">IK<text:span text:style-name="T47">B</text:span><text:span text:style-name="T48"> - Bob’s Identity Key</text:span></text:p>
        </text:list-item>
        <text:list-item>
          <text:p text:style-name="P127"><text:span text:style-name="T48">SPK</text:span><text:span text:style-name="T47">B</text:span><text:span text:style-name="T48"> - Bob’s Signed PreKey</text:span></text:p>
        </text:list-item>
        <text:list-item>
          <text:p text:style-name="P127"><text:span text:style-name="T48">OPK</text:span><text:span text:style-name="T47">B</text:span><text:span text:style-name="T48"> - Bob’s One-time PreKey</text:span></text:p>
        </text:list-item>
      </text:list>
      <text:p text:style-name="P27"><text:span text:style-name="T48">Where SPK</text:span><text:span text:style-name="T47">B</text:span><text:span text:style-name="T48"> is signed using IK</text:span><text:span text:style-name="T47">B </text:span><text:span text:style-name="T48">and the XedDSA algorithm.</text:span></text:p>
      <text:p text:style-name="P27"><text:span text:style-name="T48">Alice, when wanting to initiate communication with Bob, retrieves his keys from the server. The One-time pre-key is optional for the protocol, but highly recommended. Alice then verifies the </text:span><text:span text:style-name="T49">signature on the pre-key, and aborts the protocol is it is not valid. If the signature is valid, Alice then performs the following set of DH agreements. </text:span></text:p>
      <text:p text:style-name="P37"/>
      <text:list xml:id="list4149222729" text:style-name="L20">
        <text:list-item>
          <text:p text:style-name="P132">DH1 = DH(IK<text:span text:style-name="T50">A</text:span>, SPK<text:span text:style-name="T50">B</text:span>)</text:p>
        </text:list-item>
        <text:list-item>
          <text:p text:style-name="P132">DH2 = DH(EK<text:span text:style-name="T50">A</text:span>, IK<text:span text:style-name="T50">B</text:span>)</text:p>
        </text:list-item>
        <text:list-item>
          <text:p text:style-name="P132"><text:soft-page-break/>DH3 = DH(EK<text:span text:style-name="T50">A</text:span>, SPK<text:span text:style-name="T50">B</text:span>)</text:p>
        </text:list-item>
        <text:list-item>
          <text:p text:style-name="P132"><text:span text:style-name="T46">DH4 = DH(EK</text:span><text:span text:style-name="T51">A</text:span><text:span text:style-name="T46">, OPK</text:span><text:span text:style-name="T51">B</text:span><text:span text:style-name="T46">)</text:span></text:p>
        </text:list-item>
        <text:list-item>
          <text:p text:style-name="P128">SK = KDF(DH1 || DH2 || DH3 || DH4)</text:p>
        </text:list-item>
      </text:list>
      <text:p text:style-name="P28">Where KDF is a suitable key derivation function. </text:p>
      <text:p text:style-name="P29">Alice now sends Bob their initial message, encrypted using SK, as well as both IK<text:span text:style-name="T47">A </text:span><text:span text:style-name="T48">and EK</text:span><text:span text:style-name="T47">A, </text:span><text:span text:style-name="T48">and an identifier representing the specific one-time pre-key that was used.</text:span></text:p>
      <text:p text:style-name="P38">Upon receiving the <text:span text:style-name="T60">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38">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189" text:outline-level="2"><text:bookmark-start text:name="__RefHeading___Toc1052_3635139615"/>Double Ratchet<text:bookmark-end text:name="__RefHeading___Toc1052_3635139615"/></text:h>
      <text:p text:style-name="P30">Once a shared secret key has been established by the participants, the Double Ratchet algorithm specifies how to modify and update the keys during a session to maintain forward secrecy, <text:span text:style-name="T52">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31"><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3"><text:line-break/></text:span>Figure <text:sequence text:ref-name="refFigure0" text:name="Figure" text:formula="ooow:Figure+1" style:num-format="1">1</text:sequence>: A KDF chain</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e KDF ratchet is built upon something called a KDF-chain. <text:span text:style-name="T54">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31"><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3"><text:line-break/></text:span>Figure <text:sequence text:ref-name="refFigure1" text:name="Figure" text:formula="ooow:Figure+1" style:num-format="1">2</text:sequence>: A full step of the Diffie-Hellman Ratchet</text:p></draw:text-box></draw:frame><text:soft-page-break/></text:p>
      <text:p text:style-name="P31"/>
      <text:p text:style-name="P32">Every message exchanged during the Double Ratchet protocol contains a header with the Diffie-Hellman ephemeral public key the sender is currently using. <text:span text:style-name="T55">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39">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32"><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3"><text:line-break/></text:span>Figure <text:sequence text:ref-name="refFigure2" text:name="Figure" text:formula="ooow:Figure+1" style:num-format="1">3</text:sequence>: A full visualization of a single send-receive cycle</text:p></draw:text-box></draw:frame><text:soft-page-break/></text:p>
      <text:p text:style-name="P33">With all this complexity and key shuffling, it is tempting to believe that any out-of-order message may permanently cripple the session by preventing these key chains from ever <text:span text:style-name="T59">re-syncing.</text:span> <text:span text:style-name="T56">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33"><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3"><text:line-break/></text:span>Figure <text:sequence text:ref-name="refFigure3" text:name="Figure" text:formula="ooow:Figure+1" style:num-format="1">4</text:sequence>: An example of creating and detecting skipped message keys</text:p></draw:text-box></draw:frame><text:soft-page-break/></text:p>
      <text:p text:style-name="P34">To integrate the Double Ratchet protocol with X3DH, the shared secret key SK is used as the initial root chain key, while Bob’s signed pre-key SPK<text:span text:style-name="T47">B </text:span><text:span text:style-name="T48">becomes the remote public key used to initialize the DH ratchet. </text:span></text:p>
      <text:h text:style-name="P180" text:outline-level="1"/>
      <text:p text:style-name="P138"/>
      <text:p text:style-name="P134"/>
      <text:h text:style-name="P179" text:outline-level="1"/>
      <text:h text:style-name="P182" text:outline-level="1"><text:bookmark-start text:name="__RefHeading___Toc2304_601247033"/>Appendix B – <text:span text:style-name="T62">Full Project Proposal</text:span><text:bookmark-end text:name="__RefHeading___Toc2304_601247033"/></text:h>
      <text:h text:style-name="P190" text:outline-level="2"><text:bookmark-start text:name="__RefHeading___Toc216_23011103912"/>Student Background<text:bookmark-end text:name="__RefHeading___Toc216_23011103912"/></text:h>
      <text:p text:style-name="P140">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41">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142">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144">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4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46">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43">The base features I will include are as follows:</text:p>
      <text:list xml:id="list3352649099" text:style-name="L21">
        <text:list-item>
          <text:p text:style-name="P42">Signal protocol fully implemented on client side</text:p>
        </text:list-item>
        <text:list-item>
          <text:p text:style-name="P42">Server is up and running for key and message exchanges</text:p>
        </text:list-item>
        <text:list-item>
          <text:p text:style-name="P42"><text:span text:style-name="T10">Full graphical interface </text:span>for email creation and retrieval</text:p>
        </text:list-item>
        <text:list-item>
          <text:p text:style-name="P45">Outside email import/export via IMAP<text:span text:style-name="T11">S</text:span></text:p>
        </text:list-item>
      </text:list>
      <text:p text:style-name="P147"><text:soft-page-break/>I believe this list of features will be sufficient to fully explore the complexity and design implications that arise from this project. </text:p>
      <text:p text:style-name="P48">I will impose some limitations on those features, to limit the potential scope of the application:</text:p>
      <text:list xml:id="list547631203" text:style-name="L41">
        <text:list-item>
          <text:p text:style-name="P47">The application will only target x64 Linux Desktops</text:p>
        </text:list-item>
        <text:list-item>
          <text:p text:style-name="P47">The application will not target mobile devices such as Android phones</text:p>
        </text:list-item>
        <text:list-item>
          <text:p text:style-name="P47">The application will not involve a web-mail interface</text:p>
        </text:list-item>
        <text:list-item>
          <text:p text:style-name="P47">The application will not be built as a plugin for existing email clients <text:span text:style-name="T12">(eg. </text:span>Mozilla Thunderbird)</text:p>
        </text:list-item>
      </text:list>
      <text:h text:style-name="Heading_20_2" text:outline-level="2"><text:bookmark-start text:name="__RefHeading___Toc226_23011103912"/>Design Decisions<text:bookmark-end text:name="__RefHeading___Toc226_23011103912"/></text:h>
      <text:p text:style-name="P148">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149">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150">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2393525824" text:style-name="L42">
        <text:list-item>
          <text:p text:style-name="P50">OpenSSL – <text:span text:style-name="T18">F</text:span>or the majority of cryptographic functions; also required for TLS</text:p>
        </text:list-item>
        <text:list-item>
          <text:p text:style-name="P50">Boost</text:p>
          <text:list>
            <text:list-item>
              <text:p text:style-name="P50"><text:soft-page-break/>Serialization – For serializing data for sending over the network</text:p>
            </text:list-item>
            <text:list-item>
              <text:p text:style-name="P50">Beast – For handling network connections, TLS, and the server</text:p>
            </text:list-item>
            <text:list-item>
              <text:p text:style-name="P50">Test – For unit and integration tests</text:p>
            </text:list-item>
          </text:list>
        </text:list-item>
        <text:list-item>
          <text:p text:style-name="P50">Curl – For adding support of <text:span text:style-name="T17">IMAPS</text:span></text:p>
        </text:list-item>
        <text:list-item>
          <text:p text:style-name="P52">Qt – For the entirety of the GUI</text:p>
        </text:list-item>
        <text:list-item>
          <text:p text:style-name="P54">libsignal-c – For its implementation of XedDSA, otherwise unused</text:p>
        </text:list-item>
        <text:list-item>
          <text:p text:style-name="P56">Cmake – For building the project and finding/linking all dependencies</text:p>
        </text:list-item>
        <text:list-item>
          <text:p text:style-name="P58">Redis – For managing <text:span text:style-name="T31">keys and in-transit messages on server</text:span></text:p>
        </text:list-item>
      </text:list>
      <text:h text:style-name="Heading_20_2" text:outline-level="2"><text:bookmark-start text:name="__RefHeading___Toc242_23011103912"/>Testing<text:bookmark-end text:name="__RefHeading___Toc242_23011103912"/></text:h>
      <text:p text:style-name="P151">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152">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691869860" text:style-name="L43">
        <text:list-item>
          <text:p text:style-name="P66">Encrypt test message with key and nonce</text:p>
        </text:list-item>
        <text:list-item>
          <text:p text:style-name="P66">Decrypt test message with tag</text:p>
        </text:list-item>
        <text:list-item>
          <text:p text:style-name="P66">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3045729264" text:style-name="L44">
        <text:list-item>
          <text:p text:style-name="P67">Encrypt test message with key and nonce, <text:span text:style-name="T23">and Additional Authenticated Data</text:span></text:p>
        </text:list-item>
        <text:list-item>
          <text:p text:style-name="P67">Decrypt test message with tag</text:p>
        </text:list-item>
        <text:list-item>
          <text:p text:style-name="P67">Decrypted ciphertext should equal original plaintext</text:p>
        </text:list-item>
      </text:list>
      <text:h text:style-name="Heading_20_4" text:outline-level="4"><text:bookmark-start text:name="__RefHeading___Toc752_16947984892"/>Corrupt <text:span text:style-name="T22">m</text:span>essage<text:bookmark-end text:name="__RefHeading___Toc752_16947984892"/></text:h>
      <text:list xml:id="list2260160073" text:style-name="L45">
        <text:list-item>
          <text:p text:style-name="P68">Encrypt test message with key and nonce</text:p>
        </text:list-item>
        <text:list-item>
          <text:p text:style-name="P78">Corrupt message by incrementing a random ciphertext byte</text:p>
        </text:list-item>
        <text:list-item>
          <text:p text:style-name="P68"><text:soft-page-break/>Decrypt test message with tag</text:p>
        </text:list-item>
        <text:list-item>
          <text:p text:style-name="P78">Decryption should fail</text:p>
        </text:list-item>
      </text:list>
      <text:h text:style-name="Heading_20_4" text:outline-level="4"><text:bookmark-start text:name="__RefHeading___Toc754_16947984892"/>Decrypt with <text:span text:style-name="T22">b</text:span>ad <text:span text:style-name="T22">k</text:span>ey<text:bookmark-end text:name="__RefHeading___Toc754_16947984892"/></text:h>
      <text:list xml:id="list1884540613" text:style-name="L46">
        <text:list-item>
          <text:p text:style-name="P69">Encrypt test message with key and nonce</text:p>
        </text:list-item>
        <text:list-item>
          <text:p text:style-name="P69">Decrypt test message with tag, <text:span text:style-name="T24">and using a different key</text:span></text:p>
        </text:list-item>
        <text:list-item>
          <text:p text:style-name="P79">Decryption should fail</text:p>
        </text:list-item>
      </text:list>
      <text:h text:style-name="Heading_20_4" text:outline-level="4"><text:bookmark-start text:name="__RefHeading___Toc756_16947984892"/>Decrypt with bad nonce<text:bookmark-end text:name="__RefHeading___Toc756_16947984892"/></text:h>
      <text:list xml:id="list3445683773" text:style-name="L47">
        <text:list-item>
          <text:p text:style-name="P70">Encrypt test message with key and nonce</text:p>
        </text:list-item>
        <text:list-item>
          <text:p text:style-name="P70">Decrypt test message with tag, <text:span text:style-name="T24">and using a different nonce</text:span></text:p>
        </text:list-item>
        <text:list-item>
          <text:p text:style-name="P80">Decryption should fail</text:p>
        </text:list-item>
      </text:list>
      <text:h text:style-name="Heading_20_4" text:outline-level="4"><text:bookmark-start text:name="__RefHeading___Toc758_16947984892"/>Decrypt with missing AAD<text:bookmark-end text:name="__RefHeading___Toc758_16947984892"/></text:h>
      <text:list xml:id="list2566318044" text:style-name="L48">
        <text:list-item>
          <text:p text:style-name="P71">Encrypt test message with key and nonce, <text:span text:style-name="T25">and Additional Authenticated Data</text:span></text:p>
        </text:list-item>
        <text:list-item>
          <text:p text:style-name="P71">Decrypt test message with tag, <text:span text:style-name="T24">and do not provide the AAD</text:span></text:p>
        </text:list-item>
        <text:list-item>
          <text:p text:style-name="P81">Decryption should fail</text:p>
        </text:list-item>
      </text:list>
      <text:h text:style-name="Heading_20_4" text:outline-level="4"><text:bookmark-start text:name="__RefHeading___Toc760_16947984892"/>Decrypt with bad AAD<text:bookmark-end text:name="__RefHeading___Toc760_16947984892"/></text:h>
      <text:list xml:id="list1673271191" text:style-name="L49">
        <text:list-item>
          <text:p text:style-name="P72">Encrypt test message with key and nonce, <text:span text:style-name="T25">and Additional Authenticated Data</text:span></text:p>
        </text:list-item>
        <text:list-item>
          <text:p text:style-name="P72">Decrypt test message with tag, <text:span text:style-name="T24">and provide a different AAD</text:span></text:p>
        </text:list-item>
        <text:list-item>
          <text:p text:style-name="P82">Decryption should fail</text:p>
        </text:list-item>
      </text:list>
      <text:h text:style-name="Heading_20_3" text:outline-level="3"><text:bookmark-start text:name="__RefHeading___Toc764_16947984892"/>Integration Tests<text:bookmark-end text:name="__RefHeading___Toc764_16947984892"/></text:h>
      <text:p text:style-name="P152"><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8">Incoming message e</text:span>xpected <text:span text:style-name="T28">r</text:span>un<text:bookmark-end text:name="__RefHeading___Toc1043_16947984892"/></text:h>
      <text:list xml:id="list3606925083" text:style-name="L50">
        <text:list-item>
          <text:p text:style-name="P86">Parse message header for public key</text:p>
        </text:list-item>
        <text:list-item>
          <text:p text:style-name="P86">Key will not be in skipped key dictionary</text:p>
        </text:list-item>
        <text:list-item>
          <text:p text:style-name="P86">Message will not be skipped, so no skipped keys are added to the dictionary</text:p>
        </text:list-item>
        <text:list-item>
          <text:p text:style-name="P86">Perform chain key derivation</text:p>
        </text:list-item>
        <text:list-item>
          <text:p text:style-name="P86">Decrypt message</text:p>
        </text:list-item>
      </text:list>
      <text:h text:style-name="Heading_20_4" text:outline-level="4"><text:bookmark-start text:name="__RefHeading___Toc1045_16947984892"/><text:soft-page-break/>Alternate sending messages<text:bookmark-end text:name="__RefHeading___Toc1045_16947984892"/></text:h>
      <text:list xml:id="list3389927420" text:style-name="L51">
        <text:list-item>
          <text:p text:style-name="P87">Parse message header for public key</text:p>
        </text:list-item>
        <text:list-item>
          <text:p text:style-name="P87">Key will not be in skipped key dictionary</text:p>
        </text:list-item>
        <text:list-item>
          <text:p text:style-name="P87">Message will not be skipped, so no skipped keys are added to the dictionary</text:p>
        </text:list-item>
        <text:list-item>
          <text:p text:style-name="P87">Perform chain key derivation</text:p>
        </text:list-item>
        <text:list-item>
          <text:p text:style-name="P87">Decrypt <text:span text:style-name="T27">incoming </text:span>message</text:p>
        </text:list-item>
        <text:list-item>
          <text:p text:style-name="P92">Perform DH ratchet</text:p>
        </text:list-item>
        <text:list-item>
          <text:p text:style-name="P92">Update root and chain keys</text:p>
        </text:list-item>
        <text:list-item>
          <text:p text:style-name="P92">Encrypt message with message key</text:p>
        </text:list-item>
        <text:list-item>
          <text:p text:style-name="P92">Send message</text:p>
        </text:list-item>
      </text:list>
      <text:h text:style-name="Heading_20_4" text:outline-level="4"><text:bookmark-start text:name="__RefHeading___Toc1047_16947984892"/>Send messages out of order<text:bookmark-end text:name="__RefHeading___Toc1047_16947984892"/></text:h>
      <text:list xml:id="list1714539859" text:style-name="L52">
        <text:list-item>
          <text:p text:style-name="P93">Update root and chain keys</text:p>
        </text:list-item>
        <text:list-item>
          <text:p text:style-name="P93">Encrypt message with message key</text:p>
        </text:list-item>
        <text:list-item>
          <text:p text:style-name="P93">Update root and chain keys</text:p>
        </text:list-item>
        <text:list-item>
          <text:p text:style-name="P93">Encrypt message with <text:span text:style-name="T29">second </text:span>message key</text:p>
        </text:list-item>
        <text:list-item>
          <text:p text:style-name="P93">Send <text:span text:style-name="T29">second message</text:span></text:p>
        </text:list-item>
        <text:list-item>
          <text:p text:style-name="P96">Send first message</text:p>
        </text:list-item>
        <text:list-item>
          <text:p text:style-name="P96">Receiver should decrypt second message with generated skipped message key</text:p>
        </text:list-item>
        <text:list-item>
          <text:p text:style-name="P96">Receiver should decrypt first message after finding skipped key in dictionary</text:p>
        </text:list-item>
        <text:list-item>
          <text:p text:style-name="P96">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2687452629" text:style-name="L53">
        <text:list-item>
          <text:p text:style-name="P94">Update root and chain keys</text:p>
        </text:list-item>
        <text:list-item>
          <text:p text:style-name="P94">Encrypt message with message key</text:p>
        </text:list-item>
        <text:list-item>
          <text:p text:style-name="P98">Receive message</text:p>
        </text:list-item>
        <text:list-item>
          <text:p text:style-name="P88">Parse message header for public key</text:p>
        </text:list-item>
        <text:list-item>
          <text:p text:style-name="P98">Perform DH ratchet</text:p>
        </text:list-item>
        <text:list-item>
          <text:p text:style-name="P88">Key will not be in skipped key dictionary</text:p>
        </text:list-item>
        <text:list-item>
          <text:p text:style-name="P88">Message will not be skipped, so no skipped keys are added to the dictionary</text:p>
        </text:list-item>
        <text:list-item>
          <text:p text:style-name="P88">Perform chain key derivation</text:p>
        </text:list-item>
        <text:list-item>
          <text:p text:style-name="P88">Decrypt <text:span text:style-name="T27">incoming </text:span>message</text:p>
        </text:list-item>
        <text:list-item>
          <text:p text:style-name="P98"><text:soft-page-break/>Send old skipped message</text:p>
        </text:list-item>
        <text:list-item>
          <text:p text:style-name="P98">Receiver will detect old public key, perform DH ratchet, and add old keys to dictionary</text:p>
        </text:list-item>
        <text:list-item>
          <text:p text:style-name="P98">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153">There will also be system tests of SIGEMAIL, but due to their high complexity, will be performed almost entirely manually during development. <text:span text:style-name="T30">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154"><draw:frame draw:style-name="fr3" draw:name="Image10" text:anchor-type="paragraph" svg:width="6.9252in" svg:height="4.0492in" draw:z-index="17"><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155">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0">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developement of this project </text:span><text:span text:style-name="T43">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156">The Following deliverables will be provided for this application:</text:p>
      <text:list xml:id="list1106467804" text:style-name="L54">
        <text:list-item>
          <text:p text:style-name="P100">Client application</text:p>
        </text:list-item>
        <text:list-item>
          <text:p text:style-name="P100">Server application</text:p>
        </text:list-item>
        <text:list-item>
          <text:p text:style-name="P100">Final report</text:p>
        </text:list-item>
        <text:list-item>
          <text:p text:style-name="P102">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157">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158">Total: <text:span text:style-name="T36">18</text:span>5 Hours</text:p>
      <text:list xml:id="list3338720718" text:style-name="L55">
        <text:list-item>
          <text:p text:style-name="P104">Encryption/decryption – <text:span text:style-name="T32">10 hours</text:span></text:p>
        </text:list-item>
        <text:list-item>
          <text:p text:style-name="P104">Session state – <text:span text:style-name="T32">15 hours</text:span></text:p>
        </text:list-item>
        <text:list-item>
          <text:p text:style-name="P104">X3DH – <text:span text:style-name="T32">5 hours</text:span></text:p>
        </text:list-item>
        <text:list-item>
          <text:p text:style-name="P104">Key Derivation – <text:span text:style-name="T32">10 hours</text:span></text:p>
        </text:list-item>
        <text:list-item>
          <text:p text:style-name="P104">Message formatting – <text:span text:style-name="T32">15 hours</text:span></text:p>
        </text:list-item>
        <text:list-item>
          <text:p text:style-name="P106">Server network connection – <text:span text:style-name="T36">20 hours</text:span></text:p>
        </text:list-item>
        <text:list-item>
          <text:p text:style-name="P106">Import/Export over IMAPS – <text:span text:style-name="T32">30 hours</text:span></text:p>
        </text:list-item>
        <text:list-item>
          <text:p text:style-name="P106">GUI functionality – <text:span text:style-name="T32">60 hours</text:span></text:p>
        </text:list-item>
        <text:list-item>
          <text:p text:style-name="P108">Tests – <text:span text:style-name="T32">20 hours</text:span></text:p>
        </text:list-item>
      </text:list>
      <text:h text:style-name="Heading_20_3" text:outline-level="3"><text:bookmark-start text:name="__RefHeading___Toc1311_16947984892"/>Server<text:bookmark-end text:name="__RefHeading___Toc1311_16947984892"/></text:h>
      <text:p text:style-name="P159">Total: <text:span text:style-name="T37">195 Hours</text:span></text:p>
      <text:list xml:id="list3305428236" text:style-name="L56">
        <text:list-item>
          <text:p text:style-name="P110">Client/device state storage – <text:span text:style-name="T32">20 hours</text:span></text:p>
        </text:list-item>
        <text:list-item>
          <text:p text:style-name="P112">Redis integration – <text:span text:style-name="T33">60 hours</text:span></text:p>
        </text:list-item>
        <text:list-item>
          <text:p text:style-name="P112"><text:soft-page-break/>Protocol design – <text:span text:style-name="T37">40 hours</text:span></text:p>
        </text:list-item>
        <text:list-item>
          <text:p text:style-name="P114">Client/device addition and deletion – <text:span text:style-name="T32">15 hours</text:span></text:p>
        </text:list-item>
        <text:list-item>
          <text:p text:style-name="P116">Client/device verification – <text:span text:style-name="T32">25 hours</text:span></text:p>
        </text:list-item>
        <text:list-item>
          <text:p text:style-name="P118">Message transmission – <text:span text:style-name="T32">10 hours</text:span></text:p>
        </text:list-item>
        <text:list-item>
          <text:p text:style-name="P118">Key upload/retrieval – <text:span text:style-name="T32">10 hours</text:span></text:p>
        </text:list-item>
        <text:list-item>
          <text:p text:style-name="P120">Tests – <text:span text:style-name="T34">15</text:span> hours</text:p>
        </text:list-item>
      </text:list>
      <text:h text:style-name="Heading_20_3" text:outline-level="3"><text:bookmark-start text:name="__RefHeading___Toc1521_16947984892"/>Documentation<text:bookmark-end text:name="__RefHeading___Toc1521_16947984892"/></text:h>
      <text:p text:style-name="P160">Total: <text:span text:style-name="T35">25</text:span> hours</text:p>
      <text:list xml:id="list687263486" text:style-name="L57">
        <text:list-item>
          <text:p text:style-name="P122">Writing User guide - <text:span text:style-name="T38">2</text:span></text:p>
        </text:list-item>
        <text:list-item>
          <text:p text:style-name="P124">Commenting code - <text:span text:style-name="T38">3</text:span></text:p>
        </text:list-item>
        <text:list-item>
          <text:p text:style-name="P126">Writing final report - <text:span text:style-name="T38">10</text:span></text:p>
        </text:list-item>
        <text:list-item>
          <text:p text:style-name="P126">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161">For key-agreement, Signal uses a modified Diffie-Hellman protocol, dubbed X3DH, or Extended Triple Diffie-Hellman <text:span text:style-name="T57">[1]</text:span>. <text:span text:style-name="T46">The name implies the use of multiple keys, and multiple runs of traditional Diffie-Hellman exchanges. X3DH is designed for forward secrecy, mutual authentication, and deniability. It requires the following set of keys for each participant.</text:span></text:p>
      <text:p text:style-name="P131">Alice’s keys:</text:p>
      <text:list xml:id="list1061411858" text:style-name="L58">
        <text:list-item>
          <text:p text:style-name="P129">IK<text:span text:style-name="T47">A</text:span><text:span text:style-name="T48"> - Alice’s Identity Key</text:span></text:p>
        </text:list-item>
        <text:list-item>
          <text:p text:style-name="P129"><text:span text:style-name="T48">EK</text:span><text:span text:style-name="T47">A</text:span><text:span text:style-name="T48"> - Alice’s Ephemeral Key</text:span></text:p>
        </text:list-item>
      </text:list>
      <text:p text:style-name="P131">Bob’s keys:</text:p>
      <text:list xml:id="list140948051634638" text:continue-numbering="true" text:style-name="L58">
        <text:list-item>
          <text:p text:style-name="P129">IK<text:span text:style-name="T47">B</text:span><text:span text:style-name="T48"> - Bob’s Identity Key</text:span></text:p>
        </text:list-item>
        <text:list-item>
          <text:p text:style-name="P129"><text:span text:style-name="T48">SPK</text:span><text:span text:style-name="T47">B</text:span><text:span text:style-name="T48"> - Bob’s Signed PreKey</text:span></text:p>
        </text:list-item>
        <text:list-item>
          <text:p text:style-name="P129"><text:span text:style-name="T48">OPK</text:span><text:span text:style-name="T47">B</text:span><text:span text:style-name="T48"> - Bob’s One-time PreKey</text:span></text:p>
        </text:list-item>
      </text:list>
      <text:p text:style-name="P131"><text:span text:style-name="T48">Where SPK</text:span><text:span text:style-name="T47">B</text:span><text:span text:style-name="T48"> is signed using IK</text:span><text:span text:style-name="T47">B </text:span><text:span text:style-name="T48">and the XedDSA algorithm.</text:span></text:p>
      <text:p text:style-name="P131"><text:span text:style-name="T48">Alice, when wanting to initiate communication with Bob, retrieves his keys from the server. The One-time prekey is optional for the protocol, but highly recommended. Alice then verifies the </text:span><text:span text:style-name="T49">signature on </text:span><text:soft-page-break/><text:span text:style-name="T49">the pre-key, and aborts the protocol is it is not valid. If the signature is valid, Alice then performs the following set of DH agreements. </text:span></text:p>
      <text:p text:style-name="P136"/>
      <text:list xml:id="list3957359816" text:style-name="L59">
        <text:list-item>
          <text:p text:style-name="P133">DH1 = DH(IK<text:span text:style-name="T50">A</text:span>, SPK<text:span text:style-name="T50">B</text:span>)</text:p>
        </text:list-item>
        <text:list-item>
          <text:p text:style-name="P133">DH2 = DH(EK<text:span text:style-name="T50">A</text:span>, IK<text:span text:style-name="T50">B</text:span>)</text:p>
        </text:list-item>
        <text:list-item>
          <text:p text:style-name="P133">DH3 = DH(EK<text:span text:style-name="T50">A</text:span>, SPK<text:span text:style-name="T50">B</text:span>)</text:p>
        </text:list-item>
        <text:list-item>
          <text:p text:style-name="P133"><text:span text:style-name="T46">DH4 = DH(EK</text:span><text:span text:style-name="T51">A</text:span><text:span text:style-name="T46">, OPK</text:span><text:span text:style-name="T51">B</text:span><text:span text:style-name="T46">)</text:span></text:p>
        </text:list-item>
        <text:list-item>
          <text:p text:style-name="P130">SK = KDF(DH1 || DH2 || DH3 || DH4)</text:p>
        </text:list-item>
      </text:list>
      <text:p text:style-name="P162">Where KDF is a suitable key derivation function. </text:p>
      <text:p text:style-name="P163">Alice now sends Bob their initial message, encrypted using SK, as well as both IK<text:span text:style-name="T47">A </text:span><text:span text:style-name="T48">and EK</text:span><text:span text:style-name="T47">A, </text:span><text:span text:style-name="T48">and an identifier representing the specific one-time prekey that was used.</text:span></text:p>
      <text:p text:style-name="P137">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137">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164">Once a shared secret key has been established by the participants, the Double Ratchet algorithm specifies how to modify and update the keys during a session to maintain forward secrecy, <text:span text:style-name="T52">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165"><draw:frame draw:style-name="fr1" draw:name="Frame5" text:anchor-type="paragraph" svg:x="0.7957in" svg:y="-0.072in" svg:width="5.3335in" draw:z-index="9"><draw:text-box fo:min-height="5.3437in"><text:p text:style-name="Figure"><draw:frame draw:style-name="fr4" draw:name="Image6" text:anchor-type="as-char" svg:width="5.3335in" style:rel-width="100%" svg:height="5.3437in" style:rel-height="scale" draw:z-index="10"><draw:image xlink:href="Pictures/100002010000020000000201C1814219AAB2E852.png" xlink:type="simple" xlink:show="embed" xlink:actuate="onLoad" loext:mime-type="image/png"/></draw:frame><text:span text:style-name="T53"><text:line-break/></text:span>Figure <text:sequence text:ref-name="refFigure4" text:name="Figure" text:formula="ooow:Figure+1" style:num-format="1">5</text:sequence>: A KDF chain</text:p></draw:text-box></draw:frame><text:soft-pag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he KDF ratchet is built upon something called a KDF-chain. <text:span text:style-name="T54">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165"><draw:frame draw:style-name="fr1" draw:name="Frame6" text:anchor-type="paragraph" svg:x="0.5252in" svg:y="-0.028in" svg:width="5.8335in" draw:z-index="11"><draw:text-box fo:min-height="5in"><text:p text:style-name="Figure"><draw:frame draw:style-name="fr4" draw:name="Image7" text:anchor-type="as-char" svg:width="5.8335in" style:rel-width="100%" svg:height="5in" style:rel-height="scale" draw:z-index="12"><draw:image xlink:href="Pictures/1000020100000230000001E0E3D6538EC0349234.png" xlink:type="simple" xlink:show="embed" xlink:actuate="onLoad" loext:mime-type="image/png"/></draw:frame><text:span text:style-name="T53"><text:line-break/></text:span>Figure <text:sequence text:ref-name="refFigure5" text:name="Figure" text:formula="ooow:Figure+1" style:num-format="1">6</text:sequence>: A full step of the Diffie-Hellman Ratchet</text:p></draw:text-box></draw:frame><text:soft-page-break/></text:p>
      <text:p text:style-name="P165"/>
      <text:p text:style-name="P166">Every message exchanged during the Double Ratchet protocol contains a header with the Diffie-Hellman ephemeral public key the sender is currently using. <text:span text:style-name="T55">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167">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166"><draw:frame draw:style-name="fr2" draw:name="Frame7" text:anchor-type="paragraph" svg:width="5.5209in" draw:z-index="13"><draw:text-box fo:min-height="3.8437in"><text:p text:style-name="Figure"><draw:frame draw:style-name="fr4" draw:name="Image8" text:anchor-type="as-char" svg:width="5.5209in" style:rel-width="100%" svg:height="3.8437in" style:rel-height="scale" draw:z-index="14"><draw:image xlink:href="Pictures/100002010000021200000171328FD0A0925BBAE1.png" xlink:type="simple" xlink:show="embed" xlink:actuate="onLoad" loext:mime-type="image/png"/></draw:frame><text:span text:style-name="T53"><text:line-break/></text:span>Figure <text:sequence text:ref-name="refFigure6" text:name="Figure" text:formula="ooow:Figure+1" style:num-format="1">7</text:sequence>: A full visualization of a single send-receive cycle</text:p></draw:text-box></draw:frame><text:soft-page-break/></text:p>
      <text:p text:style-name="P168">With all this complexity and key shuffling, it is tempting to believe that any out-of-order message may permanently cripple the session by preventing these key chains from ever resyncing. <text:span text:style-name="T56">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168"><draw:frame draw:style-name="fr2" draw:name="Frame8" text:anchor-type="paragraph" svg:width="5.5835in" draw:z-index="15"><draw:text-box fo:min-height="4.9063in"><text:p text:style-name="Figure"><draw:frame draw:style-name="fr4" draw:name="Image9" text:anchor-type="as-char" svg:width="5.5835in" style:rel-width="100%" svg:height="4.9063in" style:rel-height="scale" draw:z-index="16"><draw:image xlink:href="Pictures/1000020100000218000001D7D926784AFE41FFC2.png" xlink:type="simple" xlink:show="embed" xlink:actuate="onLoad" loext:mime-type="image/png"/></draw:frame><text:span text:style-name="T53"><text:line-break/></text:span>Figure <text:sequence text:ref-name="refFigure7" text:name="Figure" text:formula="ooow:Figure+1" style:num-format="1">8</text:sequence>: An example of creating and detecting skipped message keys</text:p></draw:text-box></draw:frame><text:soft-page-break/></text:p>
      <text:p text:style-name="P169">To integrate the Double Ratchet protocol with X3DH, the shared secret key SK is used as the initial root chain key, while Bob’s signed pre-key SPK<text:span text:style-name="T47">B </text:span><text:span text:style-name="T48">becomes the remote public key used to initialize the DH ratchet. </text:span></text:p>
      <text:p text:style-name="P135"/>
      <text:h text:style-name="Heading_20_3" text:outline-level="3"><text:bookmark-start text:name="__RefHeading___Toc1054_3635139615"/>References<text:bookmark-end text:name="__RefHeading___Toc1054_3635139615"/></text:h>
      <text:p text:style-name="P139">[1] - <text:a xlink:type="simple" xlink:href="https://signal.org/docs/specifications/x3dh/" text:style-name="Internet_20_link" text:visited-style-name="Visited_20_Internet_20_Link">https://signal.org/docs/specifications/x3dh/</text:a></text:p>
      <text:p text:style-name="P139">[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loext:footer-first>
        <text:p text:style-name="MP1"><text:page-number text:select-page="current">20</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18T14:07:15.409589164</dc:date>
    <meta:editing-duration>PT7H25M38S</meta:editing-duration>
    <meta:editing-cycles>264</meta:editing-cycles>
    <meta:generator>LibreOffice/6.2.1.2$Linux_X86_64 LibreOffice_project/20$Build-2</meta:generator>
    <meta:document-statistic meta:table-count="0" meta:image-count="10" meta:object-count="0" meta:page-count="34" meta:paragraph-count="450" meta:word-count="7572" meta:character-count="46151" meta:non-whitespace-character-count="39210"/>
  </office:meta>
</office:document-meta>
</file>